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6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551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5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1"/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3"/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lületek" table:style-name="ta1">
        <table:table-column table:style-name="co1" table:number-columns-repeated="2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width</text:p>
          </table:table-cell>
          <table:table-cell table:number-columns-repeated="4"/>
          <table:table-cell office:value-type="string" calcext:value-type="string">
            <text:p>layers</text:p>
          </table:table-cell>
          <table:table-cell office:value-type="string" calcext:value-type="string">
            <text:p>glass are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keel <text:s text:c="19"/></text:p>
          </table:table-cell>
          <table:table-cell office:value-type="float" office:value="0.521" calcext:value-type="float">
            <text:p>0.521</text:p>
          </table:table-cell>
          <table:table-cell office:value-type="float" office:value="4.02" calcext:value-type="float">
            <text:p>4.02</text:p>
          </table:table-cell>
          <table:table-cell office:value-type="float" office:value="0.004" calcext:value-type="float">
            <text:p>0.004</text:p>
          </table:table-cell>
          <table:table-cell office:value-type="float" office:value="3.277" calcext:value-type="float">
            <text:p>3.277</text:p>
          </table:table-cell>
          <table:table-cell office:value-type="float" office:value="0" calcext:value-type="float">
            <text:p>0</text:p>
          </table:table-cell>
          <table:table-cell office:value-type="float" office:value="-0.014" calcext:value-type="float">
            <text:p>-0.014</text:p>
          </table:table-cell>
          <table:table-cell table:formula="of:=[felületek.D2]/0.365" office:value-type="float" office:value="11.013698630137" calcext:value-type="float">
            <text:p>11.0136986301</text:p>
          </table:table-cell>
          <table:table-cell table:formula="of:=[felületek.I2]*[felületek.C2]" office:value-type="float" office:value="5.73813698630137" calcext:value-type="float">
            <text:p>5.7381369863</text:p>
          </table:table-cell>
          <table:table-cell office:value-type="float" office:value="1" calcext:value-type="float">
            <text:p>1</text:p>
          </table:table-cell>
          <table:table-cell table:formula="of:=[felületek.J2]*[felületek.K2]" office:value-type="float" office:value="5.73813698630137" calcext:value-type="float">
            <text:p>5.7381369863</text:p>
          </table:table-cell>
          <table:table-cell table:formula="of:=[.K2]*[.C2]" office:value-type="float" office:value="0.521" calcext:value-type="float">
            <text:p>0.521</text:p>
          </table:table-cell>
        </table:table-row>
        <table:table-row table:style-name="ro1">
          <table:table-cell/>
          <table:table-cell office:value-type="string" calcext:value-type="string">
            <text:p><text:s/>bottom <text:s text:c="17"/></text:p>
          </table:table-cell>
          <table:table-cell office:value-type="float" office:value="3.478" calcext:value-type="float">
            <text:p>3.478</text:p>
          </table:table-cell>
          <table:table-cell office:value-type="float" office:value="4.02" calcext:value-type="float">
            <text:p>4.02</text:p>
          </table:table-cell>
          <table:table-cell office:value-type="float" office:value="0.027" calcext:value-type="float">
            <text:p>0.027</text:p>
          </table:table-cell>
          <table:table-cell office:value-type="float" office:value="2.827" calcext:value-type="float">
            <text:p>2.827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formula="of:=[felületek.D3]/0.365" office:value-type="float" office:value="11.013698630137" calcext:value-type="float">
            <text:p>11.0136986301</text:p>
          </table:table-cell>
          <table:table-cell table:formula="of:=[felületek.I3]*[felületek.C3]" office:value-type="float" office:value="38.3056438356164" calcext:value-type="float">
            <text:p>38.3056438356</text:p>
          </table:table-cell>
          <table:table-cell office:value-type="float" office:value="1" calcext:value-type="float">
            <text:p>1</text:p>
          </table:table-cell>
          <table:table-cell table:formula="of:=[felületek.J3]*[felületek.K3]" office:value-type="float" office:value="38.3056438356164" calcext:value-type="float">
            <text:p>38.3056438356</text:p>
          </table:table-cell>
          <table:table-cell table:formula="of:=[.K3]*[.C3]" office:value-type="float" office:value="3.478" calcext:value-type="float">
            <text:p>3.478</text:p>
          </table:table-cell>
        </table:table-row>
        <table:table-row table:style-name="ro1">
          <table:table-cell/>
          <table:table-cell office:value-type="string" calcext:value-type="string">
            <text:p><text:s/>bottom 2 <text:s text:c="15"/></text:p>
          </table:table-cell>
          <table:table-cell office:value-type="float" office:value="4.239" calcext:value-type="float">
            <text:p>4.239</text:p>
          </table:table-cell>
          <table:table-cell office:value-type="float" office:value="4.02" calcext:value-type="float">
            <text:p>4.02</text:p>
          </table:table-cell>
          <table:table-cell office:value-type="float" office:value="0.032" calcext:value-type="float">
            <text:p>0.032</text:p>
          </table:table-cell>
          <table:table-cell office:value-type="float" office:value="3.516" calcext:value-type="float">
            <text:p>3.516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table:formula="of:=[felületek.D4]/0.365" office:value-type="float" office:value="11.013698630137" calcext:value-type="float">
            <text:p>11.0136986301</text:p>
          </table:table-cell>
          <table:table-cell table:formula="of:=[felületek.I4]*[felületek.C4]" office:value-type="float" office:value="46.6870684931507" calcext:value-type="float">
            <text:p>46.6870684932</text:p>
          </table:table-cell>
          <table:table-cell office:value-type="float" office:value="1" calcext:value-type="float">
            <text:p>1</text:p>
          </table:table-cell>
          <table:table-cell table:formula="of:=[felületek.J4]*[felületek.K4]" office:value-type="float" office:value="46.6870684931507" calcext:value-type="float">
            <text:p>46.6870684932</text:p>
          </table:table-cell>
          <table:table-cell table:formula="of:=[.K4]*[.C4]" office:value-type="float" office:value="4.239" calcext:value-type="float">
            <text:p>4.239</text:p>
          </table:table-cell>
        </table:table-row>
        <table:table-row table:style-name="ro1">
          <table:table-cell/>
          <table:table-cell office:value-type="string" calcext:value-type="string">
            <text:p><text:s/>aft <text:s text:c="20"/></text:p>
          </table:table-cell>
          <table:table-cell office:value-type="float" office:value="0.755" calcext:value-type="float">
            <text:p>0.755</text:p>
          </table:table-cell>
          <table:table-cell office:value-type="float" office:value="4.02" calcext:value-type="float">
            <text:p>4.0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table:formula="of:=[felületek.D5]/0.365" office:value-type="float" office:value="11.013698630137" calcext:value-type="float">
            <text:p>11.0136986301</text:p>
          </table:table-cell>
          <table:table-cell table:formula="of:=[felületek.I5]*[felületek.C5]" office:value-type="float" office:value="8.31534246575342" calcext:value-type="float">
            <text:p>8.3153424658</text:p>
          </table:table-cell>
          <table:table-cell office:value-type="float" office:value="1" calcext:value-type="float">
            <text:p>1</text:p>
          </table:table-cell>
          <table:table-cell table:formula="of:=[felületek.J5]*[felületek.K5]" office:value-type="float" office:value="8.31534246575342" calcext:value-type="float">
            <text:p>8.3153424658</text:p>
          </table:table-cell>
          <table:table-cell table:formula="of:=[.K5]*[.C5]" office:value-type="float" office:value="0.755" calcext:value-type="float">
            <text:p>0.755</text:p>
          </table:table-cell>
        </table:table-row>
        <table:table-row table:style-name="ro1">
          <table:table-cell/>
          <table:table-cell office:value-type="string" calcext:value-type="string">
            <text:p><text:s/>side 2 <text:s text:c="17"/></text:p>
          </table:table-cell>
          <table:table-cell office:value-type="float" office:value="5.601" calcext:value-type="float">
            <text:p>5.601</text:p>
          </table:table-cell>
          <table:table-cell office:value-type="float" office:value="2.92" calcext:value-type="float">
            <text:p>2.92</text:p>
          </table:table-cell>
          <table:table-cell office:value-type="float" office:value="0.031" calcext:value-type="float">
            <text:p>0.031</text:p>
          </table:table-cell>
          <table:table-cell office:value-type="float" office:value="3.147" calcext:value-type="float">
            <text:p>3.147</text:p>
          </table:table-cell>
          <table:table-cell office:value-type="float" office:value="0" calcext:value-type="float">
            <text:p>0</text:p>
          </table:table-cell>
          <table:table-cell office:value-type="float" office:value="0.313" calcext:value-type="float">
            <text:p>0.313</text:p>
          </table:table-cell>
          <table:table-cell table:formula="of:=[felületek.D6]/0.365" office:value-type="float" office:value="8" calcext:value-type="float">
            <text:p>8</text:p>
          </table:table-cell>
          <table:table-cell table:formula="of:=[felületek.I6]*[felületek.C6]" office:value-type="float" office:value="44.808" calcext:value-type="float">
            <text:p>44.808</text:p>
          </table:table-cell>
          <table:table-cell office:value-type="float" office:value="1" calcext:value-type="float">
            <text:p>1</text:p>
          </table:table-cell>
          <table:table-cell table:formula="of:=[felületek.J6]*[felületek.K6]" office:value-type="float" office:value="44.808" calcext:value-type="float">
            <text:p>44.808</text:p>
          </table:table-cell>
          <table:table-cell table:formula="of:=[.K6]*[.C6]" office:value-type="float" office:value="5.601" calcext:value-type="float">
            <text:p>5.601</text:p>
          </table:table-cell>
        </table:table-row>
        <table:table-row table:style-name="ro1">
          <table:table-cell/>
          <table:table-cell office:value-type="string" calcext:value-type="string">
            <text:p><text:s/>side <text:s text:c="19"/></text:p>
          </table:table-cell>
          <table:table-cell office:value-type="float" office:value="5.02" calcext:value-type="float">
            <text:p>5.02</text:p>
          </table:table-cell>
          <table:table-cell office:value-type="float" office:value="2.92" calcext:value-type="float">
            <text:p>2.92</text:p>
          </table:table-cell>
          <table:table-cell office:value-type="float" office:value="0.028" calcext:value-type="float">
            <text:p>0.028</text:p>
          </table:table-cell>
          <table:table-cell office:value-type="float" office:value="3.294" calcext:value-type="float">
            <text:p>3.294</text:p>
          </table:table-cell>
          <table:table-cell office:value-type="float" office:value="0" calcext:value-type="float">
            <text:p>0</text:p>
          </table:table-cell>
          <table:table-cell office:value-type="float" office:value="0.623" calcext:value-type="float">
            <text:p>0.623</text:p>
          </table:table-cell>
          <table:table-cell table:formula="of:=[felületek.D7]/0.365" office:value-type="float" office:value="8" calcext:value-type="float">
            <text:p>8</text:p>
          </table:table-cell>
          <table:table-cell table:formula="of:=[felületek.I7]*[felületek.C7]" office:value-type="float" office:value="40.16" calcext:value-type="float">
            <text:p>40.16</text:p>
          </table:table-cell>
          <table:table-cell office:value-type="float" office:value="1" calcext:value-type="float">
            <text:p>1</text:p>
          </table:table-cell>
          <table:table-cell table:formula="of:=[felületek.J7]*[felületek.K7]" office:value-type="float" office:value="40.16" calcext:value-type="float">
            <text:p>40.16</text:p>
          </table:table-cell>
          <table:table-cell table:formula="of:=[.K7]*[.C7]" office:value-type="float" office:value="5.02" calcext:value-type="float">
            <text:p>5.02</text:p>
          </table:table-cell>
        </table:table-row>
        <table:table-row table:style-name="ro1">
          <table:table-cell/>
          <table:table-cell office:value-type="string" calcext:value-type="string">
            <text:p><text:s/>middle wall <text:s text:c="12"/></text:p>
          </table:table-cell>
          <table:table-cell office:value-type="float" office:value="0.582" calcext:value-type="float">
            <text:p>0.582</text:p>
          </table:table-cell>
          <table:table-cell office:value-type="float" office:value="2.56" calcext:value-type="float">
            <text:p>2.56</text:p>
          </table:table-cell>
          <table:table-cell office:value-type="float" office:value="0.003" calcext:value-type="float">
            <text:p>0.003</text:p>
          </table:table-cell>
          <table:table-cell office:value-type="float" office:value="5.428" calcext:value-type="float">
            <text:p>5.428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table:formula="of:=[felületek.D8]/0.365" office:value-type="float" office:value="7.01369863013699" calcext:value-type="float">
            <text:p>7.0136986301</text:p>
          </table:table-cell>
          <table:table-cell table:formula="of:=[felületek.I8]*[felületek.C8]" office:value-type="float" office:value="4.08197260273973" calcext:value-type="float">
            <text:p>4.0819726027</text:p>
          </table:table-cell>
          <table:table-cell/>
          <table:table-cell table:formula="of:=[felületek.J8]*[felületek.K8]" office:value-type="float" office:value="0" calcext:value-type="float">
            <text:p>0</text:p>
          </table:table-cell>
          <table:table-cell table:formula="of:=[.K8]*[.C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bottom mid stiffener <text:s text:c="3"/></text:p>
          </table:table-cell>
          <table:table-cell office:value-type="float" office:value="0.092" calcext:value-type="float">
            <text:p>0.092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formula="of:=[felületek.D9]/0.365" office:value-type="float" office:value="7.01369863013699" calcext:value-type="float">
            <text:p>7.0136986301</text:p>
          </table:table-cell>
          <table:table-cell table:formula="of:=[felületek.I9]*[felületek.C9]" office:value-type="float" office:value="0.645260273972603" calcext:value-type="float">
            <text:p>0.645260274</text:p>
          </table:table-cell>
          <table:table-cell/>
          <table:table-cell table:formula="of:=[felületek.J9]*[felületek.K9]" office:value-type="float" office:value="0" calcext:value-type="float">
            <text:p>0</text:p>
          </table:table-cell>
          <table:table-cell table:formula="of:=[.K9]*[.C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under-cockpit middle wa </text:p>
          </table:table-cell>
          <table:table-cell office:value-type="float" office:value="0.624" calcext:value-type="float">
            <text:p>0.624</text:p>
          </table:table-cell>
          <table:table-cell office:value-type="float" office:value="2.56" calcext:value-type="float">
            <text:p>2.56</text:p>
          </table:table-cell>
          <table:table-cell office:value-type="float" office:value="0.003" calcext:value-type="float">
            <text:p>0.003</text:p>
          </table:table-cell>
          <table:table-cell office:value-type="float" office:value="1.013" calcext:value-type="float">
            <text:p>1.013</text:p>
          </table:table-cell>
          <table:table-cell office:value-type="float" office:value="0" calcext:value-type="float">
            <text:p>0</text:p>
          </table:table-cell>
          <table:table-cell office:value-type="float" office:value="0.156" calcext:value-type="float">
            <text:p>0.156</text:p>
          </table:table-cell>
          <table:table-cell table:formula="of:=[felületek.D10]/0.365" office:value-type="float" office:value="7.01369863013699" calcext:value-type="float">
            <text:p>7.0136986301</text:p>
          </table:table-cell>
          <table:table-cell table:formula="of:=[felületek.I10]*[felületek.C10]" office:value-type="float" office:value="4.37654794520548" calcext:value-type="float">
            <text:p>4.3765479452</text:p>
          </table:table-cell>
          <table:table-cell/>
          <table:table-cell table:formula="of:=[felületek.J10]*[felületek.K10]" office:value-type="float" office:value="0" calcext:value-type="float">
            <text:p>0</text:p>
          </table:table-cell>
          <table:table-cell table:formula="of:=[.K10]*[.C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fore section bottom wal </text:p>
          </table:table-cell>
          <table:table-cell office:value-type="float" office:value="0.429" calcext:value-type="float">
            <text:p>0.429</text:p>
          </table:table-cell>
          <table:table-cell office:value-type="float" office:value="2.56" calcext:value-type="float">
            <text:p>2.56</text:p>
          </table:table-cell>
          <table:table-cell office:value-type="float" office:value="0.002" calcext:value-type="float">
            <text:p>0.002</text:p>
          </table:table-cell>
          <table:table-cell office:value-type="float" office:value="6.434" calcext:value-type="float">
            <text:p>6.434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table:formula="of:=[felületek.D11]/0.365" office:value-type="float" office:value="7.01369863013699" calcext:value-type="float">
            <text:p>7.0136986301</text:p>
          </table:table-cell>
          <table:table-cell table:formula="of:=[felületek.I11]*[felületek.C11]" office:value-type="float" office:value="3.00887671232877" calcext:value-type="float">
            <text:p>3.0088767123</text:p>
          </table:table-cell>
          <table:table-cell/>
          <table:table-cell table:formula="of:=[felületek.J11]*[felületek.K11]" office:value-type="float" office:value="0" calcext:value-type="float">
            <text:p>0</text:p>
          </table:table-cell>
          <table:table-cell table:formula="of:=[.K11]*[.C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bunk wall <text:s text:c="14"/></text:p>
          </table:table-cell>
          <table:table-cell office:value-type="float" office:value="1.067" calcext:value-type="float">
            <text:p>1.067</text:p>
          </table:table-cell>
          <table:table-cell office:value-type="float" office:value="2.56" calcext:value-type="float">
            <text:p>2.56</text:p>
          </table:table-cell>
          <table:table-cell office:value-type="float" office:value="0.005" calcext:value-type="float">
            <text:p>0.005</text:p>
          </table:table-cell>
          <table:table-cell office:value-type="float" office:value="4.981" calcext:value-type="float">
            <text:p>4.981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table:formula="of:=[felületek.D12]/0.365" office:value-type="float" office:value="7.01369863013699" calcext:value-type="float">
            <text:p>7.0136986301</text:p>
          </table:table-cell>
          <table:table-cell table:formula="of:=[felületek.I12]*[felületek.C12]" office:value-type="float" office:value="7.48361643835616" calcext:value-type="float">
            <text:p>7.4836164384</text:p>
          </table:table-cell>
          <table:table-cell/>
          <table:table-cell table:formula="of:=[felületek.J12]*[felületek.K12]" office:value-type="float" office:value="0" calcext:value-type="float">
            <text:p>0</text:p>
          </table:table-cell>
          <table:table-cell table:formula="of:=[.K12]*[.C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cabin seat wall <text:s text:c="8"/></text:p>
          </table:table-cell>
          <table:table-cell office:value-type="float" office:value="0.711" calcext:value-type="float">
            <text:p>0.711</text:p>
          </table:table-cell>
          <table:table-cell office:value-type="float" office:value="2.56" calcext:value-type="float">
            <text:p>2.56</text:p>
          </table:table-cell>
          <table:table-cell office:value-type="float" office:value="0.003" calcext:value-type="float">
            <text:p>0.003</text:p>
          </table:table-cell>
          <table:table-cell office:value-type="float" office:value="3.204" calcext:value-type="float">
            <text:p>3.204</text:p>
          </table:table-cell>
          <table:table-cell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table:formula="of:=[felületek.D13]/0.365" office:value-type="float" office:value="7.01369863013699" calcext:value-type="float">
            <text:p>7.0136986301</text:p>
          </table:table-cell>
          <table:table-cell table:formula="of:=[felületek.I13]*[felületek.C13]" office:value-type="float" office:value="4.9867397260274" calcext:value-type="float">
            <text:p>4.986739726</text:p>
          </table:table-cell>
          <table:table-cell/>
          <table:table-cell table:formula="of:=[felületek.J13]*[felületek.K13]" office:value-type="float" office:value="0" calcext:value-type="float">
            <text:p>0</text:p>
          </table:table-cell>
          <table:table-cell table:formula="of:=[.K13]*[.C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wall flange <text:s text:c="12"/></text:p>
          </table:table-cell>
          <table:table-cell office:value-type="float" office:value="0.577" calcext:value-type="float">
            <text:p>0.577</text:p>
          </table:table-cell>
          <table:table-cell office:value-type="float" office:value="2.56" calcext:value-type="float">
            <text:p>2.56</text:p>
          </table:table-cell>
          <table:table-cell office:value-type="float" office:value="0.003" calcext:value-type="float">
            <text:p>0.003</text:p>
          </table:table-cell>
          <table:table-cell office:value-type="float" office:value="4.216" calcext:value-type="float">
            <text:p>4.216</text:p>
          </table:table-cell>
          <table:table-cell office:value-type="float" office:value="0" calcext:value-type="float">
            <text:p>0</text:p>
          </table:table-cell>
          <table:table-cell office:value-type="float" office:value="0.295" calcext:value-type="float">
            <text:p>0.295</text:p>
          </table:table-cell>
          <table:table-cell table:formula="of:=[felületek.D14]/0.365" office:value-type="float" office:value="7.01369863013699" calcext:value-type="float">
            <text:p>7.0136986301</text:p>
          </table:table-cell>
          <table:table-cell table:formula="of:=[felületek.I14]*[felületek.C14]" office:value-type="float" office:value="4.04690410958904" calcext:value-type="float">
            <text:p>4.0469041096</text:p>
          </table:table-cell>
          <table:table-cell/>
          <table:table-cell table:formula="of:=[felületek.J14]*[felületek.K14]" office:value-type="float" office:value="0" calcext:value-type="float">
            <text:p>0</text:p>
          </table:table-cell>
          <table:table-cell table:formula="of:=[.K14]*[.C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under-cockpit wall <text:s text:c="5"/></text:p>
          </table:table-cell>
          <table:table-cell office:value-type="float" office:value="1.235" calcext:value-type="float">
            <text:p>1.235</text:p>
          </table:table-cell>
          <table:table-cell office:value-type="float" office:value="2.56" calcext:value-type="float">
            <text:p>2.56</text:p>
          </table:table-cell>
          <table:table-cell office:value-type="float" office:value="0.006" calcext:value-type="float">
            <text:p>0.006</text:p>
          </table:table-cell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formula="of:=[felületek.D15]/0.365" office:value-type="float" office:value="7.01369863013699" calcext:value-type="float">
            <text:p>7.0136986301</text:p>
          </table:table-cell>
          <table:table-cell table:number-columns-repeated="3"/>
          <table:table-cell table:formula="of:=[.K15]*[.C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under-cockpit wall flan </text:p>
          </table:table-cell>
          <table:table-cell office:value-type="float" office:value="0.398" calcext:value-type="float">
            <text:p>0.398</text:p>
          </table:table-cell>
          <table:table-cell office:value-type="float" office:value="2.56" calcext:value-type="float">
            <text:p>2.56</text:p>
          </table:table-cell>
          <table:table-cell office:value-type="float" office:value="0.002" calcext:value-type="float">
            <text:p>0.002</text:p>
          </table:table-cell>
          <table:table-cell office:value-type="float" office:value="1.243" calcext:value-type="float">
            <text:p>1.243</text:p>
          </table:table-cell>
          <table:table-cell office:value-type="float" office:value="0" calcext:value-type="float">
            <text:p>0</text:p>
          </table:table-cell>
          <table:table-cell office:value-type="float" office:value="0.265" calcext:value-type="float">
            <text:p>0.265</text:p>
          </table:table-cell>
          <table:table-cell table:formula="of:=[felületek.D16]/0.365" office:value-type="float" office:value="7.01369863013699" calcext:value-type="float">
            <text:p>7.0136986301</text:p>
          </table:table-cell>
          <table:table-cell table:number-columns-repeated="3"/>
          <table:table-cell table:formula="of:=[.K16]*[.C1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bunk/seat side <text:s text:c="9"/></text:p>
          </table:table-cell>
          <table:table-cell office:value-type="float" office:value="1.272" calcext:value-type="float">
            <text:p>1.272</text:p>
          </table:table-cell>
          <table:table-cell office:value-type="float" office:value="2.56" calcext:value-type="float">
            <text:p>2.56</text:p>
          </table:table-cell>
          <table:table-cell office:value-type="float" office:value="0.006" calcext:value-type="float">
            <text:p>0.006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0.289" calcext:value-type="float">
            <text:p>0.289</text:p>
          </table:table-cell>
          <table:table-cell table:formula="of:=[felületek.D17]/0.365" office:value-type="float" office:value="7.01369863013699" calcext:value-type="float">
            <text:p>7.0136986301</text:p>
          </table:table-cell>
          <table:table-cell table:number-columns-repeated="3"/>
          <table:table-cell table:formula="of:=[.K17]*[.C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ft side girder <text:s text:c="8"/></text:p>
          </table:table-cell>
          <table:table-cell office:value-type="float" office:value="0.654" calcext:value-type="float">
            <text:p>0.654</text:p>
          </table:table-cell>
          <table:table-cell office:value-type="float" office:value="2.56" calcext:value-type="float">
            <text:p>2.56</text:p>
          </table:table-cell>
          <table:table-cell office:value-type="float" office:value="0.003" calcext:value-type="float">
            <text:p>0.003</text:p>
          </table:table-cell>
          <table:table-cell office:value-type="float" office:value="1.013" calcext:value-type="float">
            <text:p>1.013</text:p>
          </table:table-cell>
          <table:table-cell office:value-type="float" office:value="0" calcext:value-type="float">
            <text:p>0</text:p>
          </table:table-cell>
          <table:table-cell office:value-type="float" office:value="0.289" calcext:value-type="float">
            <text:p>0.289</text:p>
          </table:table-cell>
          <table:table-cell table:formula="of:=[felületek.D18]/0.365" office:value-type="float" office:value="7.01369863013699" calcext:value-type="float">
            <text:p>7.0136986301</text:p>
          </table:table-cell>
          <table:table-cell table:formula="of:=[felületek.I18]*[felületek.C18]" office:value-type="float" office:value="4.58695890410959" calcext:value-type="float">
            <text:p>4.5869589041</text:p>
          </table:table-cell>
          <table:table-cell/>
          <table:table-cell table:formula="of:=[felületek.J18]*[felületek.K18]" office:value-type="float" office:value="0" calcext:value-type="float">
            <text:p>0</text:p>
          </table:table-cell>
          <table:table-cell table:formula="of:=[.K18]*[.C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collision bulkhead <text:s text:c="5"/></text:p>
          </table:table-cell>
          <table:table-cell office:value-type="float" office:value="0.449" calcext:value-type="float">
            <text:p>0.449</text:p>
          </table:table-cell>
          <table:table-cell office:value-type="float" office:value="2.92" calcext:value-type="float">
            <text:p>2.92</text:p>
          </table:table-cell>
          <table:table-cell office:value-type="float" office:value="0.002" calcext:value-type="float">
            <text:p>0.0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71" calcext:value-type="float">
            <text:p>0.471</text:p>
          </table:table-cell>
          <table:table-cell table:formula="of:=[felületek.D19]/0.365" office:value-type="float" office:value="8" calcext:value-type="float">
            <text:p>8</text:p>
          </table:table-cell>
          <table:table-cell table:formula="of:=[felületek.I19]*[felületek.C19]" office:value-type="float" office:value="3.592" calcext:value-type="float">
            <text:p>3.592</text:p>
          </table:table-cell>
          <table:table-cell/>
          <table:table-cell table:formula="of:=[felületek.J19]*[felületek.K19]" office:value-type="float" office:value="0" calcext:value-type="float">
            <text:p>0</text:p>
          </table:table-cell>
          <table:table-cell table:formula="of:=[.K19]*[.C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fore cabin stiffener 1 <text:s/></text:p>
          </table:table-cell>
          <table:table-cell office:value-type="float" office:value="0.26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table:formula="of:=[felületek.D20]/0.365" office:value-type="float" office:value="19.1780821917808" calcext:value-type="float">
            <text:p>19.1780821918</text:p>
          </table:table-cell>
          <table:table-cell table:formula="of:=[felületek.I20]*[felületek.C20]" office:value-type="float" office:value="4.98630136986301" calcext:value-type="float">
            <text:p>4.9863013699</text:p>
          </table:table-cell>
          <table:table-cell/>
          <table:table-cell table:formula="of:=[felületek.J20]*[felületek.K20]" office:value-type="float" office:value="0" calcext:value-type="float">
            <text:p>0</text:p>
          </table:table-cell>
          <table:table-cell table:formula="of:=[.K20]*[.C2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fore cabin floor <text:s text:c="7"/></text:p>
          </table:table-cell>
          <table:table-cell office:value-type="float" office:value="0.22" calcext:value-type="float">
            <text:p>0.22</text:p>
          </table:table-cell>
          <table:table-cell office:value-type="float" office:value="2.56" calcext:value-type="float">
            <text:p>2.56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table:formula="of:=[felületek.D21]/0.365" office:value-type="float" office:value="7.01369863013699" calcext:value-type="float">
            <text:p>7.0136986301</text:p>
          </table:table-cell>
          <table:table-cell table:formula="of:=[felületek.I21]*[felületek.C21]" office:value-type="float" office:value="1.54301369863014" calcext:value-type="float">
            <text:p>1.5430136986</text:p>
          </table:table-cell>
          <table:table-cell/>
          <table:table-cell table:formula="of:=[felületek.J21]*[felületek.K21]" office:value-type="float" office:value="0" calcext:value-type="float">
            <text:p>0</text:p>
          </table:table-cell>
          <table:table-cell table:formula="of:=[.K21]*[.C2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fore cabin floor flange </text:p>
          </table:table-cell>
          <table:table-cell office:value-type="float" office:value="0.077" calcext:value-type="float">
            <text:p>0.077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felületek.D22]/0.365" office:value-type="float" office:value="7.01369863013699" calcext:value-type="float">
            <text:p>7.0136986301</text:p>
          </table:table-cell>
          <table:table-cell table:formula="of:=[felületek.I22]*[felületek.C22]" office:value-type="float" office:value="0.540054794520548" calcext:value-type="float">
            <text:p>0.5400547945</text:p>
          </table:table-cell>
          <table:table-cell/>
          <table:table-cell table:formula="of:=[felületek.J22]*[felületek.K22]" office:value-type="float" office:value="0" calcext:value-type="float">
            <text:p>0</text:p>
          </table:table-cell>
          <table:table-cell table:formula="of:=[.K22]*[.C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fore cabin stiffener 2 <text:s/></text:p>
          </table:table-cell>
          <table:table-cell office:value-type="float" office:value="0.299" calcext:value-type="float">
            <text:p>0.299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table:formula="of:=[felületek.D23]/0.365" office:value-type="float" office:value="19.1780821917808" calcext:value-type="float">
            <text:p>19.1780821918</text:p>
          </table:table-cell>
          <table:table-cell table:formula="of:=[felületek.I23]*[felületek.C23]" office:value-type="float" office:value="5.73424657534247" calcext:value-type="float">
            <text:p>5.7342465753</text:p>
          </table:table-cell>
          <table:table-cell/>
          <table:table-cell table:formula="of:=[felületek.J23]*[felületek.K23]" office:value-type="float" office:value="0" calcext:value-type="float">
            <text:p>0</text:p>
          </table:table-cell>
          <table:table-cell table:formula="of:=[.K23]*[.C2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mast fore floor <text:s text:c="8"/></text:p>
          </table:table-cell>
          <table:table-cell office:value-type="float" office:value="0.303" calcext:value-type="float">
            <text:p>0.303</text:p>
          </table:table-cell>
          <table:table-cell office:value-type="float" office:value="4.02" calcext:value-type="float">
            <text:p>4.02</text:p>
          </table:table-cell>
          <table:table-cell office:value-type="float" office:value="0.002" calcext:value-type="float">
            <text:p>0.002</text:p>
          </table:table-cell>
          <table:table-cell office:value-type="float" office:value="4.07" calcext:value-type="float">
            <text:p>4.07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table:formula="of:=[felületek.D24]/0.365" office:value-type="float" office:value="11.013698630137" calcext:value-type="float">
            <text:p>11.0136986301</text:p>
          </table:table-cell>
          <table:table-cell table:formula="of:=[felületek.I24]*[felületek.C24]" office:value-type="float" office:value="3.33715068493151" calcext:value-type="float">
            <text:p>3.3371506849</text:p>
          </table:table-cell>
          <table:table-cell/>
          <table:table-cell table:formula="of:=[felületek.J24]*[felületek.K24]" office:value-type="float" office:value="0" calcext:value-type="float">
            <text:p>0</text:p>
          </table:table-cell>
          <table:table-cell table:formula="of:=[.K24]*[.C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mast fore floor flange <text:s/></text:p>
          </table:table-cell>
          <table:table-cell office:value-type="float" office:value="0.074" calcext:value-type="float">
            <text:p>0.074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4.082" calcext:value-type="float">
            <text:p>4.08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felületek.D25]/0.365" office:value-type="float" office:value="7.01369863013699" calcext:value-type="float">
            <text:p>7.0136986301</text:p>
          </table:table-cell>
          <table:table-cell table:formula="of:=[felületek.I25]*[felületek.C25]" office:value-type="float" office:value="0.519013698630137" calcext:value-type="float">
            <text:p>0.5190136986</text:p>
          </table:table-cell>
          <table:table-cell/>
          <table:table-cell table:formula="of:=[felületek.J25]*[felületek.K25]" office:value-type="float" office:value="0" calcext:value-type="float">
            <text:p>0</text:p>
          </table:table-cell>
          <table:table-cell table:formula="of:=[.K25]*[.C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mast aft floor <text:s text:c="9"/></text:p>
          </table:table-cell>
          <table:table-cell office:value-type="float" office:value="0.307" calcext:value-type="float">
            <text:p>0.307</text:p>
          </table:table-cell>
          <table:table-cell office:value-type="float" office:value="4.02" calcext:value-type="float">
            <text:p>4.02</text:p>
          </table:table-cell>
          <table:table-cell office:value-type="float" office:value="0.002" calcext:value-type="float">
            <text:p>0.002</text:p>
          </table:table-cell>
          <table:table-cell office:value-type="float" office:value="3.84" calcext:value-type="float">
            <text:p>3.84</text:p>
          </table:table-cell>
          <table:table-cell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table:formula="of:=[felületek.D26]/0.365" office:value-type="float" office:value="11.013698630137" calcext:value-type="float">
            <text:p>11.0136986301</text:p>
          </table:table-cell>
          <table:table-cell table:formula="of:=[felületek.I26]*[felületek.C26]" office:value-type="float" office:value="3.38120547945205" calcext:value-type="float">
            <text:p>3.3812054795</text:p>
          </table:table-cell>
          <table:table-cell/>
          <table:table-cell table:formula="of:=[felületek.J26]*[felületek.K26]" office:value-type="float" office:value="0" calcext:value-type="float">
            <text:p>0</text:p>
          </table:table-cell>
          <table:table-cell table:formula="of:=[.K26]*[.C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mast aft floor flange <text:s text:c="2"/></text:p>
          </table:table-cell>
          <table:table-cell office:value-type="float" office:value="0.074" calcext:value-type="float">
            <text:p>0.074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3.828" calcext:value-type="float">
            <text:p>3.82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felületek.D27]/0.365" office:value-type="float" office:value="7.01369863013699" calcext:value-type="float">
            <text:p>7.0136986301</text:p>
          </table:table-cell>
          <table:table-cell table:formula="of:=[felületek.I27]*[felületek.C27]" office:value-type="float" office:value="0.519013698630137" calcext:value-type="float">
            <text:p>0.5190136986</text:p>
          </table:table-cell>
          <table:table-cell/>
          <table:table-cell table:formula="of:=[felületek.J27]*[felületek.K27]" office:value-type="float" office:value="0" calcext:value-type="float">
            <text:p>0</text:p>
          </table:table-cell>
          <table:table-cell table:formula="of:=[.K27]*[.C2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mid cabin stiffener 1 <text:s text:c="2"/></text:p>
          </table:table-cell>
          <table:table-cell office:value-type="float" office:value="0.293" calcext:value-type="float">
            <text:p>0.293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formula="of:=[felületek.D28]/0.365" office:value-type="float" office:value="19.1780821917808" calcext:value-type="float">
            <text:p>19.1780821918</text:p>
          </table:table-cell>
          <table:table-cell table:formula="of:=[felületek.I28]*[felületek.C28]" office:value-type="float" office:value="5.61917808219178" calcext:value-type="float">
            <text:p>5.6191780822</text:p>
          </table:table-cell>
          <table:table-cell/>
          <table:table-cell table:formula="of:=[felületek.J28]*[felületek.K28]" office:value-type="float" office:value="0" calcext:value-type="float">
            <text:p>0</text:p>
          </table:table-cell>
          <table:table-cell table:formula="of:=[.K28]*[.C2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mid cabin stiffener 2 <text:s text:c="2"/></text:p>
          </table:table-cell>
          <table:table-cell office:value-type="float" office:value="0.293" calcext:value-type="float">
            <text:p>0.293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formula="of:=[felületek.D29]/0.365" office:value-type="float" office:value="19.1780821917808" calcext:value-type="float">
            <text:p>19.1780821918</text:p>
          </table:table-cell>
          <table:table-cell table:formula="of:=[felületek.I29]*[felületek.C29]" office:value-type="float" office:value="5.61917808219178" calcext:value-type="float">
            <text:p>5.6191780822</text:p>
          </table:table-cell>
          <table:table-cell/>
          <table:table-cell table:formula="of:=[felületek.J29]*[felületek.K29]" office:value-type="float" office:value="0" calcext:value-type="float">
            <text:p>0</text:p>
          </table:table-cell>
          <table:table-cell table:formula="of:=[.K29]*[.C2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under-cockpit bulkhead <text:s/></text:p>
          </table:table-cell>
          <table:table-cell office:value-type="float" office:value="0.744" calcext:value-type="float">
            <text:p>0.744</text:p>
          </table:table-cell>
          <table:table-cell office:value-type="float" office:value="2.56" calcext:value-type="float">
            <text:p>2.56</text:p>
          </table:table-cell>
          <table:table-cell office:value-type="float" office:value="0.004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83" calcext:value-type="float">
            <text:p>0.383</text:p>
          </table:table-cell>
          <table:table-cell table:formula="of:=[felületek.D30]/0.365" office:value-type="float" office:value="7.01369863013699" calcext:value-type="float">
            <text:p>7.0136986301</text:p>
          </table:table-cell>
          <table:table-cell table:formula="of:=[felületek.I30]*[felületek.C30]" office:value-type="float" office:value="5.21819178082192" calcext:value-type="float">
            <text:p>5.2181917808</text:p>
          </table:table-cell>
          <table:table-cell/>
          <table:table-cell table:formula="of:=[felületek.J30]*[felületek.K30]" office:value-type="float" office:value="0" calcext:value-type="float">
            <text:p>0</text:p>
          </table:table-cell>
          <table:table-cell table:formula="of:=[.K30]*[.C3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cockpit stiffener 1 <text:s text:c="4"/></text:p>
          </table:table-cell>
          <table:table-cell office:value-type="float" office:value="0.479" calcext:value-type="float">
            <text:p>0.479</text:p>
          </table:table-cell>
          <table:table-cell office:value-type="float" office:value="7" calcext:value-type="float">
            <text:p>7</text:p>
          </table:table-cell>
          <table:table-cell office:value-type="float" office:value="0.006" calcext:value-type="float">
            <text:p>0.006</text:p>
          </table:table-cell>
          <table:table-cell office:value-type="float" office:value="1.425" calcext:value-type="float">
            <text:p>1.42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table:formula="of:=[felületek.D31]/0.365" office:value-type="float" office:value="19.1780821917808" calcext:value-type="float">
            <text:p>19.1780821918</text:p>
          </table:table-cell>
          <table:table-cell table:formula="of:=[felületek.I31]*[felületek.C31]" office:value-type="float" office:value="9.18630136986302" calcext:value-type="float">
            <text:p>9.1863013699</text:p>
          </table:table-cell>
          <table:table-cell/>
          <table:table-cell table:formula="of:=[felületek.J31]*[felületek.K31]" office:value-type="float" office:value="0" calcext:value-type="float">
            <text:p>0</text:p>
          </table:table-cell>
          <table:table-cell table:formula="of:=[.K31]*[.C3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under-cockpit bulkhead 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2.56" calcext:value-type="float">
            <text:p>2.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table:formula="of:=[felületek.D32]/0.365" office:value-type="float" office:value="7.01369863013699" calcext:value-type="float">
            <text:p>7.0136986301</text:p>
          </table:table-cell>
          <table:table-cell table:formula="of:=[felületek.I32]*[felületek.C32]" office:value-type="float" office:value="4.21523287671233" calcext:value-type="float">
            <text:p>4.2152328767</text:p>
          </table:table-cell>
          <table:table-cell/>
          <table:table-cell table:formula="of:=[felületek.J32]*[felületek.K32]" office:value-type="float" office:value="0" calcext:value-type="float">
            <text:p>0</text:p>
          </table:table-cell>
          <table:table-cell table:formula="of:=[.K32]*[.C3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cockpit stiffener 2 <text:s text:c="4"/></text:p>
          </table:table-cell>
          <table:table-cell office:value-type="float" office:value="0.467" calcext:value-type="float">
            <text:p>0.467</text:p>
          </table:table-cell>
          <table:table-cell office:value-type="float" office:value="7" calcext:value-type="float">
            <text:p>7</text:p>
          </table:table-cell>
          <table:table-cell office:value-type="float" office:value="0.006" calcext:value-type="float">
            <text:p>0.006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02" calcext:value-type="float">
            <text:p>0.402</text:p>
          </table:table-cell>
          <table:table-cell table:formula="of:=[felületek.D33]/0.365" office:value-type="float" office:value="19.1780821917808" calcext:value-type="float">
            <text:p>19.1780821918</text:p>
          </table:table-cell>
          <table:table-cell table:formula="of:=[felületek.I33]*[felületek.C33]" office:value-type="float" office:value="8.95616438356165" calcext:value-type="float">
            <text:p>8.9561643836</text:p>
          </table:table-cell>
          <table:table-cell/>
          <table:table-cell table:formula="of:=[felületek.J33]*[felületek.K33]" office:value-type="float" office:value="0" calcext:value-type="float">
            <text:p>0</text:p>
          </table:table-cell>
          <table:table-cell table:formula="of:=[.K33]*[.C3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cockpit deck <text:s text:c="11"/></text:p>
          </table:table-cell>
          <table:table-cell office:value-type="float" office:value="2.534" calcext:value-type="float">
            <text:p>2.534</text:p>
          </table:table-cell>
          <table:table-cell office:value-type="float" office:value="2.56" calcext:value-type="float">
            <text:p>2.56</text:p>
          </table:table-cell>
          <table:table-cell office:value-type="float" office:value="0.012" calcext:value-type="float">
            <text:p>0.012</text:p>
          </table:table-cell>
          <table:table-cell office:value-type="float" office:value="1.291" calcext:value-type="float">
            <text:p>1.291</text:p>
          </table:table-cell>
          <table:table-cell office:value-type="float" office:value="0" calcext:value-type="float">
            <text:p>0</text:p>
          </table:table-cell>
          <table:table-cell office:value-type="float" office:value="0.316" calcext:value-type="float">
            <text:p>0.316</text:p>
          </table:table-cell>
          <table:table-cell table:formula="of:=[felületek.D34]/0.365" office:value-type="float" office:value="7.01369863013699" calcext:value-type="float">
            <text:p>7.0136986301</text:p>
          </table:table-cell>
          <table:table-cell table:formula="of:=[felületek.I34]*[felületek.C34]" office:value-type="float" office:value="17.7727123287671" calcext:value-type="float">
            <text:p>17.7727123288</text:p>
          </table:table-cell>
          <table:table-cell office:value-type="float" office:value="1" calcext:value-type="float">
            <text:p>1</text:p>
          </table:table-cell>
          <table:table-cell table:formula="of:=[felületek.J34]*[felületek.K34]" office:value-type="float" office:value="17.7727123287671" calcext:value-type="float">
            <text:p>17.7727123288</text:p>
          </table:table-cell>
          <table:table-cell table:formula="of:=[.K34]*[.C34]" office:value-type="float" office:value="2.534" calcext:value-type="float">
            <text:p>2.534</text:p>
          </table:table-cell>
        </table:table-row>
        <table:table-row table:style-name="ro1">
          <table:table-cell/>
          <table:table-cell office:value-type="string" calcext:value-type="string">
            <text:p><text:s/>cockpit wall <text:s text:c="11"/></text:p>
          </table:table-cell>
          <table:table-cell office:value-type="float" office:value="2.564" calcext:value-type="float">
            <text:p>2.564</text:p>
          </table:table-cell>
          <table:table-cell office:value-type="float" office:value="2.56" calcext:value-type="float">
            <text:p>2.56</text:p>
          </table:table-cell>
          <table:table-cell office:value-type="float" office:value="0.012" calcext:value-type="float">
            <text:p>0.012</text:p>
          </table:table-cell>
          <table:table-cell office:value-type="float" office:value="1.281" calcext:value-type="float">
            <text:p>1.281</text:p>
          </table:table-cell>
          <table:table-cell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table:formula="of:=[felületek.D35]/0.365" office:value-type="float" office:value="7.01369863013699" calcext:value-type="float">
            <text:p>7.0136986301</text:p>
          </table:table-cell>
          <table:table-cell table:formula="of:=[felületek.I35]*[felületek.C35]" office:value-type="float" office:value="17.9831232876712" calcext:value-type="float">
            <text:p>17.9831232877</text:p>
          </table:table-cell>
          <table:table-cell office:value-type="float" office:value="1" calcext:value-type="float">
            <text:p>1</text:p>
          </table:table-cell>
          <table:table-cell table:formula="of:=[felületek.J35]*[felületek.K35]" office:value-type="float" office:value="17.9831232876712" calcext:value-type="float">
            <text:p>17.9831232877</text:p>
          </table:table-cell>
          <table:table-cell table:formula="of:=[.K35]*[.C35]" office:value-type="float" office:value="2.564" calcext:value-type="float">
            <text:p>2.564</text:p>
          </table:table-cell>
        </table:table-row>
        <table:table-row table:style-name="ro1">
          <table:table-cell/>
          <table:table-cell office:value-type="string" calcext:value-type="string">
            <text:p><text:s/>main deck <text:s text:c="14"/></text:p>
          </table:table-cell>
          <table:table-cell office:value-type="float" office:value="5.476" calcext:value-type="float">
            <text:p>5.476</text:p>
          </table:table-cell>
          <table:table-cell office:value-type="float" office:value="2.56" calcext:value-type="float">
            <text:p>2.56</text:p>
          </table:table-cell>
          <table:table-cell office:value-type="float" office:value="0.027" calcext:value-type="float">
            <text:p>0.027</text:p>
          </table:table-cell>
          <table:table-cell office:value-type="float" office:value="3.286" calcext:value-type="float">
            <text:p>3.28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[felületek.D36]/0.365" office:value-type="float" office:value="7.01369863013699" calcext:value-type="float">
            <text:p>7.0136986301</text:p>
          </table:table-cell>
          <table:table-cell table:formula="of:=[felületek.I36]*[felületek.C36]" office:value-type="float" office:value="38.4070136986301" calcext:value-type="float">
            <text:p>38.4070136986</text:p>
          </table:table-cell>
          <table:table-cell office:value-type="float" office:value="1" calcext:value-type="float">
            <text:p>1</text:p>
          </table:table-cell>
          <table:table-cell table:formula="of:=[felületek.J36]*[felületek.K36]" office:value-type="float" office:value="38.4070136986301" calcext:value-type="float">
            <text:p>38.4070136986</text:p>
          </table:table-cell>
          <table:table-cell table:formula="of:=[.K36]*[.C36]" office:value-type="float" office:value="5.476" calcext:value-type="float">
            <text:p>5.476</text:p>
          </table:table-cell>
        </table:table-row>
        <table:table-row table:style-name="ro1">
          <table:table-cell/>
          <table:table-cell office:value-type="string" calcext:value-type="string">
            <text:p><text:s/>cabin side <text:s text:c="13"/></text:p>
          </table:table-cell>
          <table:table-cell office:value-type="float" office:value="2.214" calcext:value-type="float">
            <text:p>2.214</text:p>
          </table:table-cell>
          <table:table-cell office:value-type="float" office:value="2.56" calcext:value-type="float">
            <text:p>2.56</text:p>
          </table:table-cell>
          <table:table-cell office:value-type="float" office:value="0.011" calcext:value-type="float">
            <text:p>0.011</text:p>
          </table:table-cell>
          <table:table-cell office:value-type="float" office:value="3.78" calcext:value-type="float">
            <text:p>3.78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formula="of:=[felületek.D37]/0.365" office:value-type="float" office:value="7.01369863013699" calcext:value-type="float">
            <text:p>7.0136986301</text:p>
          </table:table-cell>
          <table:table-cell table:formula="of:=[felületek.I37]*[felületek.C37]" office:value-type="float" office:value="15.5283287671233" calcext:value-type="float">
            <text:p>15.5283287671</text:p>
          </table:table-cell>
          <table:table-cell office:value-type="float" office:value="1" calcext:value-type="float">
            <text:p>1</text:p>
          </table:table-cell>
          <table:table-cell table:formula="of:=[felületek.J37]*[felületek.K37]" office:value-type="float" office:value="15.5283287671233" calcext:value-type="float">
            <text:p>15.5283287671</text:p>
          </table:table-cell>
          <table:table-cell table:formula="of:=[.K37]*[.C37]" office:value-type="float" office:value="2.214" calcext:value-type="float">
            <text:p>2.214</text:p>
          </table:table-cell>
        </table:table-row>
        <table:table-row table:style-name="ro1">
          <table:table-cell/>
          <table:table-cell office:value-type="string" calcext:value-type="string">
            <text:p><text:s/>cabin top <text:s text:c="14"/></text:p>
          </table:table-cell>
          <table:table-cell office:value-type="float" office:value="1.376" calcext:value-type="float">
            <text:p>1.376</text:p>
          </table:table-cell>
          <table:table-cell office:value-type="float" office:value="2.56" calcext:value-type="float">
            <text:p>2.56</text:p>
          </table:table-cell>
          <table:table-cell office:value-type="float" office:value="0.007" calcext:value-type="float">
            <text:p>0.007</text:p>
          </table:table-cell>
          <table:table-cell office:value-type="float" office:value="3.603" calcext:value-type="float">
            <text:p>3.60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formula="of:=[felületek.D38]/0.365" office:value-type="float" office:value="7.01369863013699" calcext:value-type="float">
            <text:p>7.0136986301</text:p>
          </table:table-cell>
          <table:table-cell table:formula="of:=[felületek.I38]*[felületek.C38]" office:value-type="float" office:value="9.65084931506849" calcext:value-type="float">
            <text:p>9.6508493151</text:p>
          </table:table-cell>
          <table:table-cell office:value-type="float" office:value="1" calcext:value-type="float">
            <text:p>1</text:p>
          </table:table-cell>
          <table:table-cell table:formula="of:=[felületek.J38]*[felületek.K38]" office:value-type="float" office:value="9.65084931506849" calcext:value-type="float">
            <text:p>9.6508493151</text:p>
          </table:table-cell>
          <table:table-cell table:formula="of:=[.K38]*[.C38]" office:value-type="float" office:value="1.376" calcext:value-type="float">
            <text:p>1.376</text:p>
          </table:table-cell>
        </table:table-row>
        <table:table-row table:style-name="ro1">
          <table:table-cell/>
          <table:table-cell office:value-type="string" calcext:value-type="string">
            <text:p><text:s/>cabin entry <text:s text:c="12"/></text:p>
          </table:table-cell>
          <table:table-cell office:value-type="float" office:value="0.774" calcext:value-type="float">
            <text:p>0.774</text:p>
          </table:table-cell>
          <table:table-cell office:value-type="float" office:value="2.56" calcext:value-type="float">
            <text:p>2.56</text:p>
          </table:table-cell>
          <table:table-cell office:value-type="float" office:value="0.004" calcext:value-type="float">
            <text:p>0.004</text:p>
          </table:table-cell>
          <table:table-cell office:value-type="float" office:value="2.598" calcext:value-type="float">
            <text:p>2.598</text:p>
          </table:table-cell>
          <table:table-cell office:value-type="float" office:value="0" calcext:value-type="float">
            <text:p>0</text:p>
          </table:table-cell>
          <table:table-cell office:value-type="float" office:value="0.803" calcext:value-type="float">
            <text:p>0.803</text:p>
          </table:table-cell>
          <table:table-cell table:formula="of:=[felületek.D39]/0.365" office:value-type="float" office:value="7.01369863013699" calcext:value-type="float">
            <text:p>7.0136986301</text:p>
          </table:table-cell>
          <table:table-cell table:formula="of:=[felületek.I39]*[felületek.C39]" office:value-type="float" office:value="5.42860273972603" calcext:value-type="float">
            <text:p>5.4286027397</text:p>
          </table:table-cell>
          <table:table-cell office:value-type="float" office:value="1" calcext:value-type="float">
            <text:p>1</text:p>
          </table:table-cell>
          <table:table-cell table:formula="of:=[felületek.J39]*[felületek.K39]" office:value-type="float" office:value="5.42860273972603" calcext:value-type="float">
            <text:p>5.4286027397</text:p>
          </table:table-cell>
          <table:table-cell table:formula="of:=[.K39]*[.C39]" office:value-type="float" office:value="0.774" calcext:value-type="float">
            <text:p>0.774</text:p>
          </table:table-cell>
        </table:table-row>
        <table:table-row table:style-name="ro1">
          <table:table-cell/>
          <table:table-cell office:value-type="string" calcext:value-type="string">
            <text:p><text:s/>fore cabin stiffener 0 <text:s/></text:p>
          </table:table-cell>
          <table:table-cell office:value-type="float" office:value="0.145" calcext:value-type="float">
            <text:p>0.145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27" calcext:value-type="float">
            <text:p>0.627</text:p>
          </table:table-cell>
          <table:table-cell table:formula="of:=[felületek.D40]/0.365" office:value-type="float" office:value="19.1780821917808" calcext:value-type="float">
            <text:p>19.1780821918</text:p>
          </table:table-cell>
          <table:table-cell table:formula="of:=[felületek.I40]*[felületek.C40]" office:value-type="float" office:value="2.78082191780822" calcext:value-type="float">
            <text:p>2.7808219178</text:p>
          </table:table-cell>
          <table:table-cell office:value-type="float" office:value="1" calcext:value-type="float">
            <text:p>1</text:p>
          </table:table-cell>
          <table:table-cell table:formula="of:=[felületek.J40]*[felületek.K40]" office:value-type="float" office:value="2.78082191780822" calcext:value-type="float">
            <text:p>2.7808219178</text:p>
          </table:table-cell>
          <table:table-cell table:formula="of:=[.K40]*[.C40]" office:value-type="float" office:value="0.145" calcext:value-type="float">
            <text:p>0.145</text:p>
          </table:table-cell>
        </table:table-row>
        <table:table-row table:style-name="ro1">
          <table:table-cell/>
          <table:table-cell office:value-type="string" calcext:value-type="string">
            <text:p><text:s/>mast stiffener fore <text:s text:c="4"/></text:p>
          </table:table-cell>
          <table:table-cell office:value-type="float" office:value="0.311" calcext:value-type="float">
            <text:p>0.311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0.906" calcext:value-type="float">
            <text:p>0.906</text:p>
          </table:table-cell>
          <table:table-cell table:formula="of:=[felületek.D41]/0.365" office:value-type="float" office:value="19.1780821917808" calcext:value-type="float">
            <text:p>19.1780821918</text:p>
          </table:table-cell>
          <table:table-cell table:formula="of:=[felületek.I41]*[felületek.C41]" office:value-type="float" office:value="5.96438356164384" calcext:value-type="float">
            <text:p>5.9643835616</text:p>
          </table:table-cell>
          <table:table-cell office:value-type="float" office:value="1" calcext:value-type="float">
            <text:p>1</text:p>
          </table:table-cell>
          <table:table-cell table:formula="of:=[felületek.J41]*[felületek.K41]" office:value-type="float" office:value="5.96438356164384" calcext:value-type="float">
            <text:p>5.9643835616</text:p>
          </table:table-cell>
          <table:table-cell table:formula="of:=[.K41]*[.C41]" office:value-type="float" office:value="0.311" calcext:value-type="float">
            <text:p>0.311</text:p>
          </table:table-cell>
        </table:table-row>
        <table:table-row table:style-name="ro1">
          <table:table-cell/>
          <table:table-cell office:value-type="string" calcext:value-type="string">
            <text:p><text:s/>mast stiffener aft <text:s text:c="5"/></text:p>
          </table:table-cell>
          <table:table-cell office:value-type="float" office:value="0.312" calcext:value-type="float">
            <text:p>0.312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0.921" calcext:value-type="float">
            <text:p>0.921</text:p>
          </table:table-cell>
          <table:table-cell table:formula="of:=[felületek.D42]/0.365" office:value-type="float" office:value="19.1780821917808" calcext:value-type="float">
            <text:p>19.1780821918</text:p>
          </table:table-cell>
          <table:table-cell table:formula="of:=[felületek.I42]*[felületek.C42]" office:value-type="float" office:value="5.98356164383562" calcext:value-type="float">
            <text:p>5.9835616438</text:p>
          </table:table-cell>
          <table:table-cell office:value-type="float" office:value="1" calcext:value-type="float">
            <text:p>1</text:p>
          </table:table-cell>
          <table:table-cell table:formula="of:=[felületek.J42]*[felületek.K42]" office:value-type="float" office:value="5.98356164383562" calcext:value-type="float">
            <text:p>5.9835616438</text:p>
          </table:table-cell>
          <table:table-cell table:formula="of:=[.K42]*[.C42]" office:value-type="float" office:value="0.312" calcext:value-type="float">
            <text:p>0.312</text:p>
          </table:table-cell>
        </table:table-row>
        <table:table-row table:style-name="ro1">
          <table:table-cell/>
          <table:table-cell office:value-type="string" calcext:value-type="string">
            <text:p><text:s/>ama keel <text:s text:c="15"/></text:p>
          </table:table-cell>
          <table:table-cell office:value-type="float" office:value="1.03" calcext:value-type="float">
            <text:p>1.03</text:p>
          </table:table-cell>
          <table:table-cell office:value-type="float" office:value="4.02" calcext:value-type="float">
            <text:p>4.02</text:p>
          </table:table-cell>
          <table:table-cell office:value-type="float" office:value="0.008" calcext:value-type="float">
            <text:p>0.008</text:p>
          </table:table-cell>
          <table:table-cell office:value-type="float" office:value="3.245" calcext:value-type="float">
            <text:p>3.245</text:p>
          </table:table-cell>
          <table:table-cell office:value-type="float" office:value="0" calcext:value-type="float">
            <text:p>0</text:p>
          </table:table-cell>
          <table:table-cell office:value-type="float" office:value="-0.014" calcext:value-type="float">
            <text:p>-0.014</text:p>
          </table:table-cell>
          <table:table-cell table:formula="of:=[felületek.D43]/0.365" office:value-type="float" office:value="11.013698630137" calcext:value-type="float">
            <text:p>11.0136986301</text:p>
          </table:table-cell>
          <table:table-cell table:formula="of:=[felületek.I43]*[felületek.C43]" office:value-type="float" office:value="11.3441095890411" calcext:value-type="float">
            <text:p>11.344109589</text:p>
          </table:table-cell>
          <table:table-cell/>
          <table:table-cell table:formula="of:=[felületek.J43]*[felületek.K43]" office:value-type="float" office:value="0" calcext:value-type="float">
            <text:p>0</text:p>
          </table:table-cell>
          <table:table-cell table:formula="of:=[.K43]*[.C4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bottom <text:s text:c="13"/></text:p>
          </table:table-cell>
          <table:table-cell office:value-type="float" office:value="2.929" calcext:value-type="float">
            <text:p>2.929</text:p>
          </table:table-cell>
          <table:table-cell office:value-type="float" office:value="4.02" calcext:value-type="float">
            <text:p>4.02</text:p>
          </table:table-cell>
          <table:table-cell office:value-type="float" office:value="0.022" calcext:value-type="float">
            <text:p>0.022</text:p>
          </table:table-cell>
          <table:table-cell office:value-type="float" office:value="3.211" calcext:value-type="float">
            <text:p>3.211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formula="of:=[felületek.D44]/0.365" office:value-type="float" office:value="11.013698630137" calcext:value-type="float">
            <text:p>11.0136986301</text:p>
          </table:table-cell>
          <table:table-cell table:formula="of:=[felületek.I44]*[felületek.C44]" office:value-type="float" office:value="32.2591232876712" calcext:value-type="float">
            <text:p>32.2591232877</text:p>
          </table:table-cell>
          <table:table-cell/>
          <table:table-cell table:formula="of:=[felületek.J44]*[felületek.K44]" office:value-type="float" office:value="0" calcext:value-type="float">
            <text:p>0</text:p>
          </table:table-cell>
          <table:table-cell table:formula="of:=[.K44]*[.C4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side bottom inside <text:s/></text:p>
          </table:table-cell>
          <table:table-cell office:value-type="float" office:value="4.181" calcext:value-type="float">
            <text:p>4.181</text:p>
          </table:table-cell>
          <table:table-cell office:value-type="float" office:value="4.02" calcext:value-type="float">
            <text:p>4.02</text:p>
          </table:table-cell>
          <table:table-cell office:value-type="float" office:value="0.032" calcext:value-type="float">
            <text:p>0.032</text:p>
          </table:table-cell>
          <table:table-cell office:value-type="float" office:value="3.506" calcext:value-type="float">
            <text:p>3.506</text:p>
          </table:table-cell>
          <table:table-cell office:value-type="float" office:value="0" calcext:value-type="float">
            <text:p>0</text:p>
          </table:table-cell>
          <table:table-cell office:value-type="float" office:value="0.198" calcext:value-type="float">
            <text:p>0.198</text:p>
          </table:table-cell>
          <table:table-cell table:formula="of:=[felületek.D45]/0.365" office:value-type="float" office:value="11.013698630137" calcext:value-type="float">
            <text:p>11.0136986301</text:p>
          </table:table-cell>
          <table:table-cell table:formula="of:=[felületek.I45]*[felületek.C45]" office:value-type="float" office:value="46.0482739726027" calcext:value-type="float">
            <text:p>46.0482739726</text:p>
          </table:table-cell>
          <table:table-cell/>
          <table:table-cell table:formula="of:=[felületek.J45]*[felületek.K45]" office:value-type="float" office:value="0" calcext:value-type="float">
            <text:p>0</text:p>
          </table:table-cell>
          <table:table-cell table:formula="of:=[.K45]*[.C4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side bottom outside </text:p>
          </table:table-cell>
          <table:table-cell office:value-type="float" office:value="4.181" calcext:value-type="float">
            <text:p>4.181</text:p>
          </table:table-cell>
          <table:table-cell office:value-type="float" office:value="4.02" calcext:value-type="float">
            <text:p>4.02</text:p>
          </table:table-cell>
          <table:table-cell office:value-type="float" office:value="0.032" calcext:value-type="float">
            <text:p>0.032</text:p>
          </table:table-cell>
          <table:table-cell office:value-type="float" office:value="3.506" calcext:value-type="float">
            <text:p>3.506</text:p>
          </table:table-cell>
          <table:table-cell office:value-type="float" office:value="0" calcext:value-type="float">
            <text:p>0</text:p>
          </table:table-cell>
          <table:table-cell office:value-type="float" office:value="0.198" calcext:value-type="float">
            <text:p>0.198</text:p>
          </table:table-cell>
          <table:table-cell table:formula="of:=[felületek.D46]/0.365" office:value-type="float" office:value="11.013698630137" calcext:value-type="float">
            <text:p>11.0136986301</text:p>
          </table:table-cell>
          <table:table-cell table:formula="of:=[felületek.I46]*[felületek.C46]" office:value-type="float" office:value="46.0482739726027" calcext:value-type="float">
            <text:p>46.0482739726</text:p>
          </table:table-cell>
          <table:table-cell office:value-type="float" office:value="1" calcext:value-type="float">
            <text:p>1</text:p>
          </table:table-cell>
          <table:table-cell table:formula="of:=[felületek.J46]*[felületek.K46]" office:value-type="float" office:value="46.0482739726027" calcext:value-type="float">
            <text:p>46.0482739726</text:p>
          </table:table-cell>
          <table:table-cell table:formula="of:=[.K46]*[.C46]" office:value-type="float" office:value="4.181" calcext:value-type="float">
            <text:p>4.181</text:p>
          </table:table-cell>
        </table:table-row>
        <table:table-row table:style-name="ro1">
          <table:table-cell/>
          <table:table-cell office:value-type="string" calcext:value-type="string">
            <text:p><text:s/>ama side top inside <text:s text:c="4"/></text:p>
          </table:table-cell>
          <table:table-cell office:value-type="float" office:value="6.398" calcext:value-type="float">
            <text:p>6.398</text:p>
          </table:table-cell>
          <table:table-cell office:value-type="float" office:value="2.92" calcext:value-type="float">
            <text:p>2.92</text:p>
          </table:table-cell>
          <table:table-cell office:value-type="float" office:value="0.035" calcext:value-type="float">
            <text:p>0.035</text:p>
          </table:table-cell>
          <table:table-cell office:value-type="float" office:value="3.507" calcext:value-type="float">
            <text:p>3.507</text:p>
          </table:table-cell>
          <table:table-cell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table:formula="of:=[felületek.D47]/0.365" office:value-type="float" office:value="8" calcext:value-type="float">
            <text:p>8</text:p>
          </table:table-cell>
          <table:table-cell table:formula="of:=[felületek.I47]*[felületek.C47]" office:value-type="float" office:value="51.184" calcext:value-type="float">
            <text:p>51.184</text:p>
          </table:table-cell>
          <table:table-cell office:value-type="float" office:value="1" calcext:value-type="float">
            <text:p>1</text:p>
          </table:table-cell>
          <table:table-cell table:formula="of:=[felületek.J47]*[felületek.K47]" office:value-type="float" office:value="51.184" calcext:value-type="float">
            <text:p>51.184</text:p>
          </table:table-cell>
          <table:table-cell table:formula="of:=[.K47]*[.C47]" office:value-type="float" office:value="6.398" calcext:value-type="float">
            <text:p>6.398</text:p>
          </table:table-cell>
        </table:table-row>
        <table:table-row table:style-name="ro1">
          <table:table-cell/>
          <table:table-cell office:value-type="string" calcext:value-type="string">
            <text:p><text:s/>ama side top outside <text:s text:c="3"/></text:p>
          </table:table-cell>
          <table:table-cell office:value-type="float" office:value="6.398" calcext:value-type="float">
            <text:p>6.398</text:p>
          </table:table-cell>
          <table:table-cell office:value-type="float" office:value="2.92" calcext:value-type="float">
            <text:p>2.92</text:p>
          </table:table-cell>
          <table:table-cell office:value-type="float" office:value="0.035" calcext:value-type="float">
            <text:p>0.035</text:p>
          </table:table-cell>
          <table:table-cell office:value-type="float" office:value="3.507" calcext:value-type="float">
            <text:p>3.507</text:p>
          </table:table-cell>
          <table:table-cell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table:formula="of:=[felületek.D48]/0.365" office:value-type="float" office:value="8" calcext:value-type="float">
            <text:p>8</text:p>
          </table:table-cell>
          <table:table-cell table:formula="of:=[felületek.I48]*[felületek.C48]" office:value-type="float" office:value="51.184" calcext:value-type="float">
            <text:p>51.184</text:p>
          </table:table-cell>
          <table:table-cell office:value-type="float" office:value="1" calcext:value-type="float">
            <text:p>1</text:p>
          </table:table-cell>
          <table:table-cell table:formula="of:=[felületek.J48]*[felületek.K48]" office:value-type="float" office:value="51.184" calcext:value-type="float">
            <text:p>51.184</text:p>
          </table:table-cell>
          <table:table-cell table:formula="of:=[.K48]*[.C48]" office:value-type="float" office:value="6.398" calcext:value-type="float">
            <text:p>6.398</text:p>
          </table:table-cell>
        </table:table-row>
        <table:table-row table:style-name="ro1">
          <table:table-cell/>
          <table:table-cell office:value-type="string" calcext:value-type="string">
            <text:p><text:s/>ama back <text:s text:c="15"/></text:p>
          </table:table-cell>
          <table:table-cell office:value-type="float" office:value="0.503" calcext:value-type="float">
            <text:p>0.503</text:p>
          </table:table-cell>
          <table:table-cell office:value-type="float" office:value="4.02" calcext:value-type="float">
            <text:p>4.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" calcext:value-type="float">
            <text:p>0.436</text:p>
          </table:table-cell>
          <table:table-cell table:formula="of:=[felületek.D49]/0.365" office:value-type="float" office:value="11.013698630137" calcext:value-type="float">
            <text:p>11.0136986301</text:p>
          </table:table-cell>
          <table:table-cell table:formula="of:=[felületek.I49]*[felületek.C49]" office:value-type="float" office:value="5.5398904109589" calcext:value-type="float">
            <text:p>5.539890411</text:p>
          </table:table-cell>
          <table:table-cell office:value-type="float" office:value="1" calcext:value-type="float">
            <text:p>1</text:p>
          </table:table-cell>
          <table:table-cell table:formula="of:=[felületek.J49]*[felületek.K49]" office:value-type="float" office:value="5.5398904109589" calcext:value-type="float">
            <text:p>5.539890411</text:p>
          </table:table-cell>
          <table:table-cell table:formula="of:=[.K49]*[.C49]" office:value-type="float" office:value="0.503" calcext:value-type="float">
            <text:p>0.503</text:p>
          </table:table-cell>
        </table:table-row>
        <table:table-row table:style-name="ro1">
          <table:table-cell/>
          <table:table-cell office:value-type="string" calcext:value-type="string">
            <text:p><text:s/>ama girder <text:s text:c="13"/></text:p>
          </table:table-cell>
          <table:table-cell office:value-type="float" office:value="2.265" calcext:value-type="float">
            <text:p>2.265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office:value-type="float" office:value="3.501" calcext:value-type="float">
            <text:p>3.50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formula="of:=[felületek.D50]/0.365" office:value-type="float" office:value="19.1780821917808" calcext:value-type="float">
            <text:p>19.1780821918</text:p>
          </table:table-cell>
          <table:table-cell table:formula="of:=[felületek.I50]*[felületek.C50]" office:value-type="float" office:value="43.4383561643836" calcext:value-type="float">
            <text:p>43.4383561644</text:p>
          </table:table-cell>
          <table:table-cell/>
          <table:table-cell table:formula="of:=[felületek.J50]*[felületek.K50]" office:value-type="float" office:value="0" calcext:value-type="float">
            <text:p>0</text:p>
          </table:table-cell>
          <table:table-cell table:formula="of:=[.K50]*[.C5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stiffener 1 <text:s text:c="8"/></text:p>
          </table:table-cell>
          <table:table-cell office:value-type="float" office:value="0.299" calcext:value-type="float">
            <text:p>0.299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table:formula="of:=[felületek.D51]/0.365" office:value-type="float" office:value="19.1780821917808" calcext:value-type="float">
            <text:p>19.1780821918</text:p>
          </table:table-cell>
          <table:table-cell table:formula="of:=[felületek.I51]*[felületek.C51]" office:value-type="float" office:value="5.73424657534247" calcext:value-type="float">
            <text:p>5.7342465753</text:p>
          </table:table-cell>
          <table:table-cell/>
          <table:table-cell table:formula="of:=[felületek.J51]*[felületek.K51]" office:value-type="float" office:value="0" calcext:value-type="float">
            <text:p>0</text:p>
          </table:table-cell>
          <table:table-cell table:formula="of:=[.K51]*[.C5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bulkhead 1 <text:s text:c="9"/></text:p>
          </table:table-cell>
          <table:table-cell office:value-type="float" office:value="0.375" calcext:value-type="float">
            <text:p>0.375</text:p>
          </table:table-cell>
          <table:table-cell office:value-type="float" office:value="2.92" calcext:value-type="float">
            <text:p>2.92</text:p>
          </table:table-cell>
          <table:table-cell office:value-type="float" office:value="0.002" calcext:value-type="float">
            <text:p>0.0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66" calcext:value-type="float">
            <text:p>0.466</text:p>
          </table:table-cell>
          <table:table-cell table:formula="of:=[felületek.D52]/0.365" office:value-type="float" office:value="8" calcext:value-type="float">
            <text:p>8</text:p>
          </table:table-cell>
          <table:table-cell table:formula="of:=[felületek.I52]*[felületek.C52]" office:value-type="float" office:value="3" calcext:value-type="float">
            <text:p>3</text:p>
          </table:table-cell>
          <table:table-cell/>
          <table:table-cell table:formula="of:=[felületek.J52]*[felületek.K52]" office:value-type="float" office:value="0" calcext:value-type="float">
            <text:p>0</text:p>
          </table:table-cell>
          <table:table-cell table:formula="of:=[.K52]*[.C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stiffener 2 <text:s text:c="8"/></text:p>
          </table:table-cell>
          <table:table-cell office:value-type="float" office:value="0.335" calcext:value-type="float">
            <text:p>0.335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.004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  <table:table-cell table:formula="of:=[felületek.D53]/0.365" office:value-type="float" office:value="19.1780821917808" calcext:value-type="float">
            <text:p>19.1780821918</text:p>
          </table:table-cell>
          <table:table-cell table:formula="of:=[felületek.I53]*[felületek.C53]" office:value-type="float" office:value="6.42465753424658" calcext:value-type="float">
            <text:p>6.4246575342</text:p>
          </table:table-cell>
          <table:table-cell/>
          <table:table-cell table:formula="of:=[felületek.J53]*[felületek.K53]" office:value-type="float" office:value="0" calcext:value-type="float">
            <text:p>0</text:p>
          </table:table-cell>
          <table:table-cell table:formula="of:=[.K53]*[.C5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bulkhead 2 <text:s text:c="9"/></text:p>
          </table:table-cell>
          <table:table-cell office:value-type="float" office:value="0.464" calcext:value-type="float">
            <text:p>0.464</text:p>
          </table:table-cell>
          <table:table-cell office:value-type="float" office:value="2.56" calcext:value-type="float">
            <text:p>2.56</text:p>
          </table:table-cell>
          <table:table-cell office:value-type="float" office:value="0.002" calcext:value-type="float">
            <text:p>0.0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62" calcext:value-type="float">
            <text:p>0.462</text:p>
          </table:table-cell>
          <table:table-cell table:formula="of:=[felületek.D54]/0.365" office:value-type="float" office:value="7.01369863013699" calcext:value-type="float">
            <text:p>7.0136986301</text:p>
          </table:table-cell>
          <table:table-cell table:formula="of:=[felületek.I54]*[felületek.C54]" office:value-type="float" office:value="3.25435616438356" calcext:value-type="float">
            <text:p>3.2543561644</text:p>
          </table:table-cell>
          <table:table-cell/>
          <table:table-cell table:formula="of:=[felületek.J54]*[felületek.K54]" office:value-type="float" office:value="0" calcext:value-type="float">
            <text:p>0</text:p>
          </table:table-cell>
          <table:table-cell table:formula="of:=[.K54]*[.C5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stiffener 3 <text:s text:c="8"/></text:p>
          </table:table-cell>
          <table:table-cell office:value-type="float" office:value="0.345" calcext:value-type="float">
            <text:p>0.345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office:value-type="float" office:value="0.454" calcext:value-type="float">
            <text:p>0.454</text:p>
          </table:table-cell>
          <table:table-cell table:formula="of:=[felületek.D55]/0.365" office:value-type="float" office:value="19.1780821917808" calcext:value-type="float">
            <text:p>19.1780821918</text:p>
          </table:table-cell>
          <table:table-cell table:formula="of:=[felületek.I55]*[felületek.C55]" office:value-type="float" office:value="6.61643835616439" calcext:value-type="float">
            <text:p>6.6164383562</text:p>
          </table:table-cell>
          <table:table-cell/>
          <table:table-cell table:formula="of:=[felületek.J55]*[felületek.K55]" office:value-type="float" office:value="0" calcext:value-type="float">
            <text:p>0</text:p>
          </table:table-cell>
          <table:table-cell table:formula="of:=[.K55]*[.C5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bulkhead 3 <text:s text:c="9"/></text:p>
          </table:table-cell>
          <table:table-cell office:value-type="float" office:value="0.382" calcext:value-type="float">
            <text:p>0.382</text:p>
          </table:table-cell>
          <table:table-cell office:value-type="float" office:value="4.02" calcext:value-type="float">
            <text:p>4.02</text:p>
          </table:table-cell>
          <table:table-cell office:value-type="float" office:value="0.003" calcext:value-type="float">
            <text:p>0.003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  <table:table-cell office:value-type="float" office:value="0.366" calcext:value-type="float">
            <text:p>0.366</text:p>
          </table:table-cell>
          <table:table-cell table:formula="of:=[felületek.D56]/0.365" office:value-type="float" office:value="11.013698630137" calcext:value-type="float">
            <text:p>11.0136986301</text:p>
          </table:table-cell>
          <table:table-cell table:formula="of:=[felületek.I56]*[felületek.C56]" office:value-type="float" office:value="4.20723287671233" calcext:value-type="float">
            <text:p>4.2072328767</text:p>
          </table:table-cell>
          <table:table-cell/>
          <table:table-cell table:formula="of:=[felületek.J56]*[felületek.K56]" office:value-type="float" office:value="0" calcext:value-type="float">
            <text:p>0</text:p>
          </table:table-cell>
          <table:table-cell table:formula="of:=[.K56]*[.C5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stiffener 4 <text:s text:c="8"/></text:p>
          </table:table-cell>
          <table:table-cell office:value-type="float" office:value="0.348" calcext:value-type="float">
            <text:p>0.348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  <table:table-cell table:formula="of:=[felületek.D57]/0.365" office:value-type="float" office:value="19.1780821917808" calcext:value-type="float">
            <text:p>19.1780821918</text:p>
          </table:table-cell>
          <table:table-cell table:formula="of:=[felületek.I57]*[felületek.C57]" office:value-type="float" office:value="6.67397260273973" calcext:value-type="float">
            <text:p>6.6739726027</text:p>
          </table:table-cell>
          <table:table-cell/>
          <table:table-cell table:formula="of:=[felületek.J57]*[felületek.K57]" office:value-type="float" office:value="0" calcext:value-type="float">
            <text:p>0</text:p>
          </table:table-cell>
          <table:table-cell table:formula="of:=[.K57]*[.C5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stiffener 5 <text:s text:c="8"/></text:p>
          </table:table-cell>
          <table:table-cell office:value-type="float" office:value="0.348" calcext:value-type="float">
            <text:p>0.348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table:formula="of:=[felületek.D58]/0.365" office:value-type="float" office:value="19.1780821917808" calcext:value-type="float">
            <text:p>19.1780821918</text:p>
          </table:table-cell>
          <table:table-cell table:formula="of:=[felületek.I58]*[felületek.C58]" office:value-type="float" office:value="6.67397260273973" calcext:value-type="float">
            <text:p>6.6739726027</text:p>
          </table:table-cell>
          <table:table-cell/>
          <table:table-cell table:formula="of:=[felületek.J58]*[felületek.K58]" office:value-type="float" office:value="0" calcext:value-type="float">
            <text:p>0</text:p>
          </table:table-cell>
          <table:table-cell table:formula="of:=[.K58]*[.C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bulkhead 4 <text:s text:c="9"/></text:p>
          </table:table-cell>
          <table:table-cell office:value-type="float" office:value="0.513" calcext:value-type="float">
            <text:p>0.513</text:p>
          </table:table-cell>
          <table:table-cell office:value-type="float" office:value="2.56" calcext:value-type="float">
            <text:p>2.56</text:p>
          </table:table-cell>
          <table:table-cell office:value-type="float" office:value="0.002" calcext:value-type="float">
            <text:p>0.002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office:value-type="float" office:value="0.451" calcext:value-type="float">
            <text:p>0.451</text:p>
          </table:table-cell>
          <table:table-cell table:formula="of:=[felületek.D59]/0.365" office:value-type="float" office:value="7.01369863013699" calcext:value-type="float">
            <text:p>7.0136986301</text:p>
          </table:table-cell>
          <table:table-cell table:formula="of:=[felületek.I59]*[felületek.C59]" office:value-type="float" office:value="3.59802739726027" calcext:value-type="float">
            <text:p>3.5980273973</text:p>
          </table:table-cell>
          <table:table-cell/>
          <table:table-cell table:formula="of:=[felületek.J59]*[felületek.K59]" office:value-type="float" office:value="0" calcext:value-type="float">
            <text:p>0</text:p>
          </table:table-cell>
          <table:table-cell table:formula="of:=[.K59]*[.C5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stiffener 6 <text:s text:c="8"/></text:p>
          </table:table-cell>
          <table:table-cell office:value-type="float" office:value="0.347" calcext:value-type="float">
            <text:p>0.347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table:formula="of:=[felületek.D60]/0.365" office:value-type="float" office:value="19.1780821917808" calcext:value-type="float">
            <text:p>19.1780821918</text:p>
          </table:table-cell>
          <table:table-cell table:formula="of:=[felületek.I60]*[felületek.C60]" office:value-type="float" office:value="6.65479452054795" calcext:value-type="float">
            <text:p>6.6547945205</text:p>
          </table:table-cell>
          <table:table-cell/>
          <table:table-cell table:formula="of:=[felületek.J60]*[felületek.K60]" office:value-type="float" office:value="0" calcext:value-type="float">
            <text:p>0</text:p>
          </table:table-cell>
          <table:table-cell table:formula="of:=[.K60]*[.C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stiffener 7 <text:s text:c="8"/></text:p>
          </table:table-cell>
          <table:table-cell office:value-type="float" office:value="0.347" calcext:value-type="float">
            <text:p>0.347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0.452" calcext:value-type="float">
            <text:p>0.452</text:p>
          </table:table-cell>
          <table:table-cell table:formula="of:=[felületek.D61]/0.365" office:value-type="float" office:value="19.1780821917808" calcext:value-type="float">
            <text:p>19.1780821918</text:p>
          </table:table-cell>
          <table:table-cell table:formula="of:=[felületek.I61]*[felületek.C61]" office:value-type="float" office:value="6.65479452054795" calcext:value-type="float">
            <text:p>6.6547945205</text:p>
          </table:table-cell>
          <table:table-cell/>
          <table:table-cell table:formula="of:=[felületek.J61]*[felületek.K61]" office:value-type="float" office:value="0" calcext:value-type="float">
            <text:p>0</text:p>
          </table:table-cell>
          <table:table-cell table:formula="of:=[.K61]*[.C6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bulkhead 5 <text:s text:c="9"/></text:p>
          </table:table-cell>
          <table:table-cell office:value-type="float" office:value="0.38" calcext:value-type="float">
            <text:p>0.38</text:p>
          </table:table-cell>
          <table:table-cell office:value-type="float" office:value="4.02" calcext:value-type="float">
            <text:p>4.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table:formula="of:=[felületek.D62]/0.365" office:value-type="float" office:value="11.013698630137" calcext:value-type="float">
            <text:p>11.0136986301</text:p>
          </table:table-cell>
          <table:table-cell table:formula="of:=[felületek.I62]*[felületek.C62]" office:value-type="float" office:value="4.18520547945206" calcext:value-type="float">
            <text:p>4.1852054795</text:p>
          </table:table-cell>
          <table:table-cell/>
          <table:table-cell table:formula="of:=[felületek.J62]*[felületek.K62]" office:value-type="float" office:value="0" calcext:value-type="float">
            <text:p>0</text:p>
          </table:table-cell>
          <table:table-cell table:formula="of:=[.K62]*[.C6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stiffener 8 <text:s text:c="8"/></text:p>
          </table:table-cell>
          <table:table-cell office:value-type="float" office:value="0.343" calcext:value-type="float">
            <text:p>0.343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51" calcext:value-type="float">
            <text:p>0.451</text:p>
          </table:table-cell>
          <table:table-cell table:formula="of:=[felületek.D63]/0.365" office:value-type="float" office:value="19.1780821917808" calcext:value-type="float">
            <text:p>19.1780821918</text:p>
          </table:table-cell>
          <table:table-cell table:formula="of:=[felületek.I63]*[felületek.C63]" office:value-type="float" office:value="6.57808219178082" calcext:value-type="float">
            <text:p>6.5780821918</text:p>
          </table:table-cell>
          <table:table-cell/>
          <table:table-cell table:formula="of:=[felületek.J63]*[felületek.K63]" office:value-type="float" office:value="0" calcext:value-type="float">
            <text:p>0</text:p>
          </table:table-cell>
          <table:table-cell table:formula="of:=[.K63]*[.C6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ama top <text:s text:c="16"/></text:p>
          </table:table-cell>
          <table:table-cell office:value-type="float" office:value="5.329" calcext:value-type="float">
            <text:p>5.329</text:p>
          </table:table-cell>
          <table:table-cell office:value-type="float" office:value="2.56" calcext:value-type="float">
            <text:p>2.56</text:p>
          </table:table-cell>
          <table:table-cell office:value-type="float" office:value="0.026" calcext:value-type="float">
            <text:p>0.026</text:p>
          </table:table-cell>
          <table:table-cell office:value-type="float" office:value="3.259" calcext:value-type="float">
            <text:p>3.25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[felületek.D64]/0.365" office:value-type="float" office:value="7.01369863013699" calcext:value-type="float">
            <text:p>7.0136986301</text:p>
          </table:table-cell>
          <table:table-cell table:formula="of:=[felületek.I64]*[felületek.C64]" office:value-type="float" office:value="37.376" calcext:value-type="float">
            <text:p>37.376</text:p>
          </table:table-cell>
          <table:table-cell/>
          <table:table-cell table:formula="of:=[felületek.J64]*[felületek.K64]" office:value-type="float" office:value="0" calcext:value-type="float">
            <text:p>0</text:p>
          </table:table-cell>
          <table:table-cell table:formula="of:=[.K64]*[.C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front aka <text:s text:c="14"/></text:p>
          </table:table-cell>
          <table:table-cell office:value-type="float" office:value="1.886" calcext:value-type="float">
            <text:p>1.886</text:p>
          </table:table-cell>
          <table:table-cell office:value-type="float" office:value="2.92" calcext:value-type="float">
            <text:p>2.92</text:p>
          </table:table-cell>
          <table:table-cell office:value-type="float" office:value="0.01" calcext:value-type="float">
            <text:p>0.01</text:p>
          </table:table-cell>
          <table:table-cell office:value-type="float" office:value="3.941" calcext:value-type="float">
            <text:p>3.941</text:p>
          </table:table-cell>
          <table:table-cell office:value-type="float" office:value="0" calcext:value-type="float">
            <text:p>0</text:p>
          </table:table-cell>
          <table:table-cell office:value-type="float" office:value="0.748" calcext:value-type="float">
            <text:p>0.748</text:p>
          </table:table-cell>
          <table:table-cell table:formula="of:=[felületek.D65]/0.365" office:value-type="float" office:value="8" calcext:value-type="float">
            <text:p>8</text:p>
          </table:table-cell>
          <table:table-cell table:formula="of:=[felületek.I65]*[felületek.C65]" office:value-type="float" office:value="15.088" calcext:value-type="float">
            <text:p>15.088</text:p>
          </table:table-cell>
          <table:table-cell/>
          <table:table-cell table:formula="of:=[felületek.J65]*[felületek.K65]" office:value-type="float" office:value="0" calcext:value-type="float">
            <text:p>0</text:p>
          </table:table-cell>
          <table:table-cell table:formula="of:=[.K65]*[.C6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<text:s/>back aka <text:s text:c="15"/></text:p>
          </table:table-cell>
          <table:table-cell office:value-type="float" office:value="2.652" calcext:value-type="float">
            <text:p>2.652</text:p>
          </table:table-cell>
          <table:table-cell office:value-type="float" office:value="2.92" calcext:value-type="float">
            <text:p>2.9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53" calcext:value-type="float">
            <text:p>0.753</text:p>
          </table:table-cell>
          <table:table-cell table:formula="of:=[felületek.D66]/0.365" office:value-type="float" office:value="8" calcext:value-type="float">
            <text:p>8</text:p>
          </table:table-cell>
          <table:table-cell table:formula="of:=[felületek.I66]*[felületek.C66]" office:value-type="float" office:value="21.216" calcext:value-type="float">
            <text:p>21.216</text:p>
          </table:table-cell>
          <table:table-cell table:style-name="ce2"/>
          <table:table-cell table:formula="of:=[felületek.J66]*[felületek.K66]" office:value-type="float" office:value="0" calcext:value-type="float">
            <text:p>0</text:p>
          </table:table-cell>
          <table:table-cell table:formula="of:=[.K66]*[.C6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<text:s/>door <text:s text:c="19"/></text:p>
          </table:table-cell>
          <table:table-cell office:value-type="float" office:value="0.6" calcext:value-type="float">
            <text:p>0.6</text:p>
          </table:table-cell>
          <table:table-cell office:value-type="float" office:value="2.56" calcext:value-type="float">
            <text:p>2.56</text:p>
          </table:table-cell>
          <table:table-cell office:value-type="float" office:value="0.003" calcext:value-type="float">
            <text:p>0.003</text:p>
          </table:table-cell>
          <table:table-cell office:value-type="float" office:value="2.601" calcext:value-type="float">
            <text:p>2.601</text:p>
          </table:table-cell>
          <table:table-cell office:value-type="float" office:value="0" calcext:value-type="float">
            <text:p>0</text:p>
          </table:table-cell>
          <table:table-cell office:value-type="float" office:value="0.817" calcext:value-type="float">
            <text:p>0.817</text:p>
          </table:table-cell>
          <table:table-cell table:formula="of:=[felületek.D67]/0.365" office:value-type="float" office:value="7.01369863013699" calcext:value-type="float">
            <text:p>7.0136986301</text:p>
          </table:table-cell>
          <table:table-cell table:formula="of:=[felületek.I67]*[felületek.C67]" office:value-type="float" office:value="4.20821917808219" calcext:value-type="float">
            <text:p>4.2082191781</text:p>
          </table:table-cell>
          <table:table-cell table:style-name="ce3"/>
          <table:table-cell table:formula="of:=[felületek.J67]*[felületek.K67]" office:value-type="float" office:value="0" calcext:value-type="float">
            <text:p>0</text:p>
          </table:table-cell>
          <table:table-cell table:formula="of:=[.K67]*[.C6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<text:s/>door top <text:s text:c="15"/></text:p>
          </table:table-cell>
          <table:table-cell office:value-type="float" office:value="0.327" calcext:value-type="float">
            <text:p>0.327</text:p>
          </table:table-cell>
          <table:table-cell office:value-type="float" office:value="2.56" calcext:value-type="float">
            <text:p>2.56</text:p>
          </table:table-cell>
          <table:table-cell office:value-type="float" office:value="0.002" calcext:value-type="float">
            <text:p>0.002</text:p>
          </table:table-cell>
          <table:table-cell office:value-type="float" office:value="2.996" calcext:value-type="float">
            <text:p>2.99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formula="of:=[felületek.D68]/0.365" office:value-type="float" office:value="7.01369863013699" calcext:value-type="float">
            <text:p>7.0136986301</text:p>
          </table:table-cell>
          <table:table-cell table:formula="of:=[felületek.I68]*[felületek.C68]" office:value-type="float" office:value="2.29347945205479" calcext:value-type="float">
            <text:p>2.2934794521</text:p>
          </table:table-cell>
          <table:table-cell table:style-name="ce3"/>
          <table:table-cell table:formula="of:=[felületek.J68]*[felületek.K68]" office:value-type="float" office:value="0" calcext:value-type="float">
            <text:p>0</text:p>
          </table:table-cell>
          <table:table-cell table:formula="of:=[.K68]*[.C6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<text:s/>seat top <text:s text:c="15"/></text:p>
          </table:table-cell>
          <table:table-cell office:value-type="float" office:value="1.368" calcext:value-type="float">
            <text:p>1.368</text:p>
          </table:table-cell>
          <table:table-cell office:value-type="float" office:value="2.56" calcext:value-type="float">
            <text:p>2.56</text:p>
          </table:table-cell>
          <table:table-cell office:value-type="float" office:value="0.007" calcext:value-type="float">
            <text:p>0.007</text:p>
          </table:table-cell>
          <table:table-cell office:value-type="float" office:value="2.994" calcext:value-type="float">
            <text:p>2.994</text:p>
          </table:table-cell>
          <table:table-cell office:value-type="float" office:value="0" calcext:value-type="float">
            <text:p>0</text:p>
          </table:table-cell>
          <table:table-cell office:value-type="float" office:value="0.297" calcext:value-type="float">
            <text:p>0.297</text:p>
          </table:table-cell>
          <table:table-cell table:formula="of:=[felületek.D69]/0.365" office:value-type="float" office:value="7.01369863013699" calcext:value-type="float">
            <text:p>7.0136986301</text:p>
          </table:table-cell>
          <table:table-cell table:formula="of:=[felületek.I69]*[felületek.C69]" office:value-type="float" office:value="9.5947397260274" calcext:value-type="float">
            <text:p>9.594739726</text:p>
          </table:table-cell>
          <table:table-cell table:style-name="ce3"/>
          <table:table-cell table:formula="of:=[felületek.J69]*[felületek.K69]" office:value-type="float" office:value="0" calcext:value-type="float">
            <text:p>0</text:p>
          </table:table-cell>
          <table:table-cell table:formula="of:=[.K69]*[.C6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<text:s/>bunk aft side <text:s text:c="10"/></text:p>
          </table:table-cell>
          <table:table-cell office:value-type="float" office:value="0.763" calcext:value-type="float">
            <text:p>0.763</text:p>
          </table:table-cell>
          <table:table-cell office:value-type="float" office:value="2.56" calcext:value-type="float">
            <text:p>2.56</text:p>
          </table:table-cell>
          <table:table-cell office:value-type="float" office:value="0.004" calcext:value-type="float">
            <text:p>0.004</text:p>
          </table:table-cell>
          <table:table-cell office:value-type="float" office:value="4.381" calcext:value-type="float">
            <text:p>4.381</text:p>
          </table:table-cell>
          <table:table-cell office:value-type="float" office:value="0" calcext:value-type="float">
            <text:p>0</text:p>
          </table:table-cell>
          <table:table-cell office:value-type="float" office:value="0.297" calcext:value-type="float">
            <text:p>0.297</text:p>
          </table:table-cell>
          <table:table-cell table:formula="of:=[felületek.D70]/0.365" office:value-type="float" office:value="7.01369863013699" calcext:value-type="float">
            <text:p>7.0136986301</text:p>
          </table:table-cell>
          <table:table-cell table:formula="of:=[felületek.I70]*[felületek.C70]" office:value-type="float" office:value="5.35145205479452" calcext:value-type="float">
            <text:p>5.3514520548</text:p>
          </table:table-cell>
          <table:table-cell table:style-name="ce3"/>
          <table:table-cell table:formula="of:=[felületek.J70]*[felületek.K70]" office:value-type="float" office:value="0" calcext:value-type="float">
            <text:p>0</text:p>
          </table:table-cell>
          <table:table-cell table:formula="of:=[.K70]*[.C7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<text:s/>bunk aft mid <text:s text:c="11"/></text:p>
          </table:table-cell>
          <table:table-cell office:value-type="float" office:value="0.679" calcext:value-type="float">
            <text:p>0.679</text:p>
          </table:table-cell>
          <table:table-cell office:value-type="float" office:value="2.56" calcext:value-type="float">
            <text:p>2.56</text:p>
          </table:table-cell>
          <table:table-cell office:value-type="float" office:value="0.003" calcext:value-type="float">
            <text:p>0.003</text:p>
          </table:table-cell>
          <table:table-cell office:value-type="float" office:value="4.381" calcext:value-type="float">
            <text:p>4.38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felületek.D71]/0.365" office:value-type="float" office:value="7.01369863013699" calcext:value-type="float">
            <text:p>7.0136986301</text:p>
          </table:table-cell>
          <table:table-cell table:formula="of:=[felületek.I71]*[felületek.C71]" office:value-type="float" office:value="4.76230136986302" calcext:value-type="float">
            <text:p>4.7623013699</text:p>
          </table:table-cell>
          <table:table-cell table:style-name="ce3"/>
          <table:table-cell table:formula="of:=[felületek.J71]*[felületek.K71]" office:value-type="float" office:value="0" calcext:value-type="float">
            <text:p>0</text:p>
          </table:table-cell>
          <table:table-cell table:formula="of:=[.K71]*[.C7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bunk top fore side <text:s text:c="5"/></text:p>
          </table:table-cell>
          <table:table-cell office:value-type="float" office:value="0.353" calcext:value-type="float">
            <text:p>0.353</text:p>
          </table:table-cell>
          <table:table-cell office:value-type="float" office:value="2.56" calcext:value-type="float">
            <text:p>2.56</text:p>
          </table:table-cell>
          <table:table-cell office:value-type="float" office:value="0.002" calcext:value-type="float">
            <text:p>0.002</text:p>
          </table:table-cell>
          <table:table-cell office:value-type="float" office:value="5.425" calcext:value-type="float">
            <text:p>5.425</text:p>
          </table:table-cell>
          <table:table-cell office:value-type="float" office:value="0" calcext:value-type="float">
            <text:p>0</text:p>
          </table:table-cell>
          <table:table-cell office:value-type="float" office:value="0.298" calcext:value-type="float">
            <text:p>0.298</text:p>
          </table:table-cell>
          <table:table-cell table:formula="of:=[felületek.D72]/0.365" office:value-type="float" office:value="7.01369863013699" calcext:value-type="float">
            <text:p>7.0136986301</text:p>
          </table:table-cell>
          <table:table-cell table:formula="of:=[felületek.I72]*[felületek.C72]" office:value-type="float" office:value="2.47583561643836" calcext:value-type="float">
            <text:p>2.4758356164</text:p>
          </table:table-cell>
          <table:table-cell/>
          <table:table-cell table:formula="of:=[felületek.J72]*[felületek.K72]" office:value-type="float" office:value="0" calcext:value-type="float">
            <text:p>0</text:p>
          </table:table-cell>
          <table:table-cell table:formula="of:=[.K72]*[.C7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bunk top fore mid <text:s text:c="6"/></text:p>
          </table:table-cell>
          <table:table-cell office:value-type="float" office:value="0.355" calcext:value-type="float">
            <text:p>0.355</text:p>
          </table:table-cell>
          <table:table-cell office:value-type="float" office:value="2.56" calcext:value-type="float">
            <text:p>2.56</text:p>
          </table:table-cell>
          <table:table-cell office:value-type="float" office:value="0.002" calcext:value-type="float">
            <text:p>0.002</text:p>
          </table:table-cell>
          <table:table-cell office:value-type="float" office:value="5.442" calcext:value-type="float">
            <text:p>5.44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felületek.D73]/0.365" office:value-type="float" office:value="7.01369863013699" calcext:value-type="float">
            <text:p>7.0136986301</text:p>
          </table:table-cell>
          <table:table-cell table:formula="of:=[felületek.I73]*[felületek.C73]" office:value-type="float" office:value="2.48986301369863" calcext:value-type="float">
            <text:p>2.4898630137</text:p>
          </table:table-cell>
          <table:table-cell/>
          <table:table-cell table:formula="of:=[felületek.J73]*[felületek.K73]" office:value-type="float" office:value="0" calcext:value-type="float">
            <text:p>0</text:p>
          </table:table-cell>
          <table:table-cell table:formula="of:=[.K73]*[.C7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forward hatch <text:s text:c="10"/></text:p>
          </table:table-cell>
          <table:table-cell office:value-type="float" office:value="0.168" calcext:value-type="float">
            <text:p>0.168</text:p>
          </table:table-cell>
          <table:table-cell office:value-type="float" office:value="2.56" calcext:value-type="float">
            <text:p>2.56</text:p>
          </table:table-cell>
          <table:table-cell office:value-type="float" office:value="0.001" calcext:value-type="float">
            <text:p>0.001</text:p>
          </table:table-cell>
          <table:table-cell office:value-type="float" office:value="5.74" calcext:value-type="float">
            <text:p>5.7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[felületek.D74]/0.365" office:value-type="float" office:value="7.01369863013699" calcext:value-type="float">
            <text:p>7.0136986301</text:p>
          </table:table-cell>
          <table:table-cell table:formula="of:=[felületek.I74]*[felületek.C74]" office:value-type="float" office:value="1.17830136986301" calcext:value-type="float">
            <text:p>1.1783013699</text:p>
          </table:table-cell>
          <table:table-cell/>
          <table:table-cell table:formula="of:=[felületek.J74]*[felületek.K74]" office:value-type="float" office:value="0" calcext:value-type="float">
            <text:p>0</text:p>
          </table:table-cell>
          <table:table-cell table:formula="of:=[.K74]*[.C7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mast <text:s text:c="19"/></text:p>
          </table:table-cell>
          <table:table-cell office:value-type="float" office:value="5.221" calcext:value-type="float">
            <text:p>5.221</text:p>
          </table:table-cell>
          <table:table-cell office:value-type="float" office:value="10" calcext:value-type="float">
            <text:p>10</text:p>
          </table:table-cell>
          <table:table-cell office:value-type="float" office:value="0.026" calcext:value-type="float">
            <text:p>0.026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  <table:table-cell office:value-type="float" office:value="2.075" calcext:value-type="float">
            <text:p>2.075</text:p>
          </table:table-cell>
          <table:table-cell table:formula="of:=[felületek.D75]/0.365" office:value-type="float" office:value="27.3972602739726" calcext:value-type="float">
            <text:p>27.3972602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felületek.J75]*[felületek.K75]" office:value-type="float" office:value="0" calcext:value-type="float">
            <text:p>0</text:p>
          </table:table-cell>
          <table:table-cell table:formula="of:=[.K75]*[.C7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window <text:s text:c="17"/></text:p>
          </table:table-cell>
          <table:table-cell office:value-type="float" office:value="0.406" calcext:value-type="float">
            <text:p>0.406</text:p>
          </table:table-cell>
          <table:table-cell office:value-type="float" office:value="2.56" calcext:value-type="float">
            <text:p>2.56</text:p>
          </table:table-cell>
          <table:table-cell office:value-type="float" office:value="0.002" calcext:value-type="float">
            <text:p>0.002</text:p>
          </table:table-cell>
          <table:table-cell office:value-type="float" office:value="3.766" calcext:value-type="float">
            <text:p>3.766</text:p>
          </table:table-cell>
          <table:table-cell office:value-type="float" office:value="0" calcext:value-type="float">
            <text:p>0</text:p>
          </table:table-cell>
          <table:table-cell office:value-type="float" office:value="1.048" calcext:value-type="float">
            <text:p>1.048</text:p>
          </table:table-cell>
          <table:table-cell table:formula="of:=[felületek.D76]/0.365" office:value-type="float" office:value="7.01369863013699" calcext:value-type="float">
            <text:p>7.0136986301</text:p>
          </table:table-cell>
          <table:table-cell table:formula="of:=[felületek.I76]*[felületek.C76]" office:value-type="float" office:value="2.84756164383562" calcext:value-type="float">
            <text:p>2.8475616438</text:p>
          </table:table-cell>
          <table:table-cell/>
          <table:table-cell table:formula="of:=[felületek.J76]*[felületek.K76]" office:value-type="float" office:value="0" calcext:value-type="float">
            <text:p>0</text:p>
          </table:table-cell>
          <table:table-cell table:formula="of:=[.K76]*[.C7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people <text:s text:c="17"/></text:p>
          </table:table-cell>
          <table:table-cell office:value-type="float" office:value="2.013" calcext:value-type="float">
            <text:p>2.013</text:p>
          </table:table-cell>
          <table:table-cell office:value-type="float" office:value="20" calcext:value-type="float">
            <text:p>20</text:p>
          </table:table-cell>
          <table:table-cell office:value-type="float" office:value="0.322" calcext:value-type="float">
            <text:p>0.322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[felületek.D77]/0.365" office:value-type="float" office:value="54.7945205479452" calcext:value-type="float">
            <text:p>54.7945205479</text:p>
          </table:table-cell>
          <table:table-cell office:value-type="float" office:value="0" calcext:value-type="float">
            <text:p>0</text:p>
          </table:table-cell>
          <table:table-cell/>
          <table:table-cell table:formula="of:=[felületek.J77]*[felületek.K77]" office:value-type="float" office:value="0" calcext:value-type="float">
            <text:p>0</text:p>
          </table:table-cell>
          <table:table-cell table:formula="of:=[.K77]*[.C7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stuff <text:s text:c="18"/></text:p>
          </table:table-cell>
          <table:table-cell office:value-type="float" office:value="0.252" calcext:value-type="float">
            <text:p>0.252</text:p>
          </table:table-cell>
          <table:table-cell office:value-type="float" office:value="80" calcext:value-type="float">
            <text:p>80</text:p>
          </table:table-cell>
          <table:table-cell office:value-type="float" office:value="0.201" calcext:value-type="float">
            <text:p>0.20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[felületek.D78]/0.365" office:value-type="float" office:value="219.178082191781" calcext:value-type="float">
            <text:p>219.17808219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felületek.J78]*[felületek.K78]" office:value-type="float" office:value="0" calcext:value-type="float">
            <text:p>0</text:p>
          </table:table-cell>
          <table:table-cell table:formula="of:=[.K78]*[.C7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keel laminate ama <text:s text:c="6"/></text:p>
          </table:table-cell>
          <table:table-cell office:value-type="float" office:value="8.189" calcext:value-type="float">
            <text:p>8.189</text:p>
          </table:table-cell>
          <table:table-cell office:value-type="float" office:value="4.38" calcext:value-type="float">
            <text:p>4.38</text:p>
          </table:table-cell>
          <table:table-cell office:value-type="float" office:value="0.068" calcext:value-type="float">
            <text:p>0.068</text:p>
          </table:table-cell>
          <table:table-cell office:value-type="float" office:value="3.501" calcext:value-type="float">
            <text:p>3.501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table:formula="of:=[felületek.D79]/0.365" office:value-type="float" office:value="12" calcext:value-type="float">
            <text:p>12</text:p>
          </table:table-cell>
          <table:table-cell table:formula="of:=[felületek.I79]*[felületek.C79]" office:value-type="float" office:value="98.268" calcext:value-type="float">
            <text:p>98.268</text:p>
          </table:table-cell>
          <table:table-cell office:value-type="float" office:value="1" calcext:value-type="float">
            <text:p>1</text:p>
          </table:table-cell>
          <table:table-cell table:formula="of:=[felületek.J79]*[felületek.K79]" office:value-type="float" office:value="98.268" calcext:value-type="float">
            <text:p>98.268</text:p>
          </table:table-cell>
          <table:table-cell table:formula="of:=[.K79]*[.C79]" office:value-type="float" office:value="8.189" calcext:value-type="float">
            <text:p>8.189</text:p>
          </table:table-cell>
        </table:table-row>
        <table:table-row table:style-name="ro1">
          <table:table-cell/>
          <table:table-cell office:value-type="string" calcext:value-type="string">
            <text:p><text:s/>keel laminate <text:s text:c="10"/></text:p>
          </table:table-cell>
          <table:table-cell office:value-type="float" office:value="3.833" calcext:value-type="float">
            <text:p>3.833</text:p>
          </table:table-cell>
          <table:table-cell office:value-type="float" office:value="4.38" calcext:value-type="float">
            <text:p>4.38</text:p>
          </table:table-cell>
          <table:table-cell office:value-type="float" office:value="0.032" calcext:value-type="float">
            <text:p>0.032</text:p>
          </table:table-cell>
          <table:table-cell office:value-type="float" office:value="3.74" calcext:value-type="float">
            <text:p>3.74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table:formula="of:=[felületek.D80]/0.365" office:value-type="float" office:value="12" calcext:value-type="float">
            <text:p>12</text:p>
          </table:table-cell>
          <table:table-cell table:formula="of:=[felületek.I80]*[felületek.C80]" office:value-type="float" office:value="45.996" calcext:value-type="float">
            <text:p>45.996</text:p>
          </table:table-cell>
          <table:table-cell office:value-type="float" office:value="1" calcext:value-type="float">
            <text:p>1</text:p>
          </table:table-cell>
          <table:table-cell table:formula="of:=[felületek.J80]*[felületek.K80]" office:value-type="float" office:value="45.996" calcext:value-type="float">
            <text:p>45.996</text:p>
          </table:table-cell>
          <table:table-cell table:formula="of:=[.K80]*[.C80]" office:value-type="float" office:value="3.833" calcext:value-type="float">
            <text:p>3.833</text:p>
          </table:table-cell>
        </table:table-row>
        <table:table-row table:style-name="ro1">
          <table:table-cell table:number-columns-repeated="2"/>
          <table:table-cell table:formula="of:=SUM([felületek.C2:.C80])" office:value-type="float" office:value="115.006" calcext:value-type="float">
            <text:p>115.006</text:p>
          </table:table-cell>
          <table:table-cell table:number-columns-repeated="6"/>
          <table:table-cell table:formula="of:=SUM([felületek.J2:.J80])" office:value-type="float" office:value="1010.1442739726" calcext:value-type="float">
            <text:p>1010.1442739726</text:p>
          </table:table-cell>
          <table:table-cell/>
          <table:table-cell table:formula="of:=SUM([felületek.L2:.L80])" office:value-type="float" office:value="601.733753424657" calcext:value-type="float">
            <text:p>601.7337534247</text:p>
          </table:table-cell>
          <table:table-cell table:formula="of:=SUM([.M2:.M80])" office:value-type="float" office:value="64.822" calcext:value-type="float">
            <text:p>64.82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" office:value-type="string" calcext:value-type="string">
            <text:p>‘+10%</text:p>
          </table:table-cell>
          <table:table-cell table:formula="of:=1.1*[.J81]" office:value-type="float" office:value="1111.15870136986" calcext:value-type="float">
            <text:p>1111.1587013699</text:p>
          </table:table-cell>
          <table:table-cell table:number-columns-repeated="2"/>
          <table:table-cell table:formula="of:=1.1*[.M81]" office:value-type="float" office:value="71.3042" calcext:value-type="float">
            <text:p>71.304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stiffener arány</text:p>
          </table:table-cell>
          <table:table-cell table:formula="of:=[.L81]/([.L81]+[.J81])" office:value-type="float" office:value="0.373312212957138" calcext:value-type="float">
            <text:p>0.373312213</text:p>
          </table:table-cell>
          <table:table-cell table:number-columns-repeated="2"/>
        </table:table-row>
      </table:table>
      <table:table table:name="árak" table:style-name="ta1">
        <table:table-column table:style-name="co4" table:default-cell-style-name="ce5"/>
        <table:table-column table:style-name="co2" table:number-columns-repeated="3" table:default-cell-style-name="ce3"/>
        <table:table-column table:style-name="co5" table:default-cell-style-name="ce6"/>
        <table:table-column table:style-name="co6" table:default-cell-style-name="ce9"/>
        <table:table-row table:style-name="ro2"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Mennyi</text:p>
          </table:table-cell>
          <table:table-cell table:style-name="ce4" office:value-type="string" calcext:value-type="string">
            <text:p>Egység</text:p>
          </table:table-cell>
          <table:table-cell table:style-name="ce4" office:value-type="string" calcext:value-type="string">
            <text:p>Egységár</text:p>
          </table:table-cell>
          <table:table-cell table:style-name="ce4" office:value-type="string" calcext:value-type="string">
            <text:p>Ár(össz)</text:p>
          </table:table-cell>
          <table:table-cell table:style-name="ce8" office:value-type="string" calcext:value-type="string">
            <text:p>Megjegyzés</text:p>
          </table:table-cell>
        </table:table-row>
        <table:table-row table:style-name="ro2">
          <table:table-cell office:value-type="string" calcext:value-type="string">
            <text:p>Üvegszövet 300g paplan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m2</text:p>
          </table:table-cell>
          <table:table-cell office:value-type="float" office:value="295.2" calcext:value-type="float">
            <text:p>295.2</text:p>
          </table:table-cell>
          <table:table-cell table:formula="of:=[.D2]*[.B2]" office:value-type="currency" office:currency="HUF" office:value="327967.2" calcext:value-type="currency">
            <text:p>327,967 Ft</text:p>
          </table:table-cell>
          <table:table-cell office:value-type="string" calcext:value-type="string">
            <text:p>http://shop.alvin-plast.hu/spd/UP300KISZ/Uvegpaplan-300-gr-m2-kimerve-125-cm-fm#page_artdet_tabs</text:p>
          </table:table-cell>
        </table:table-row>
        <table:table-row table:style-name="ro2">
          <table:table-cell office:value-type="string" calcext:value-type="string">
            <text:p>poliészter gyanta</text:p>
          </table:table-cell>
          <table:table-cell table:formula="of:=[.B2]*0.3" office:value-type="float" office:value="333.3" calcext:value-type="float">
            <text:p>333.3</text:p>
          </table:table-cell>
          <table:table-cell office:value-type="string" calcext:value-type="string">
            <text:p>kg</text:p>
          </table:table-cell>
          <table:table-cell office:value-type="float" office:value="1450" calcext:value-type="float">
            <text:p>1450</text:p>
          </table:table-cell>
          <table:table-cell table:formula="of:=[.D3]*[.B3]" office:value-type="currency" office:currency="HUF" office:value="483285" calcext:value-type="currency">
            <text:p>483,285 Ft</text:p>
          </table:table-cell>
          <table:table-cell office:value-type="string" calcext:value-type="string">
            <text:p><text:a xlink:href="http://shop.alvin-plast.hu/POLIMAL-123-TP-ISO-polieszter-gyanta-10kg" xlink:type="simple">http://shop.alvin-plast.hu/POLIMAL-123-TP-ISO-polieszter-gyanta-10kg</text:a> 14500/10</text:p>
          </table:table-cell>
        </table:table-row>
        <table:table-row table:style-name="ro2">
          <table:table-cell office:value-type="string" calcext:value-type="string">
            <text:p>Térhálósító</text:p>
          </table:table-cell>
          <table:table-cell table:formula="of:=0.03*[.B3]" office:value-type="float" office:value="9.999" calcext:value-type="float">
            <text:p>9.999</text:p>
          </table:table-cell>
          <table:table-cell office:value-type="string" calcext:value-type="string">
            <text:p>l</text:p>
          </table:table-cell>
          <table:table-cell office:value-type="float" office:value="1590" calcext:value-type="float">
            <text:p>1590</text:p>
          </table:table-cell>
          <table:table-cell table:formula="of:=[.D4]*[.B4]" office:value-type="currency" office:currency="HUF" office:value="15898.41" calcext:value-type="currency">
            <text:p>15,898 Ft</text:p>
          </table:table-cell>
          <table:table-cell office:value-type="string" calcext:value-type="string">
            <text:p>http://shop.alvin-plast.hu/Curox-M-302-peroxid-altalanos-kiszerelt-100ml</text:p>
          </table:table-cell>
        </table:table-row>
        <table:table-row table:style-name="ro2">
          <table:table-cell office:value-type="string" calcext:value-type="string">
            <text:p>gelcoa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or hin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b</text:p>
          </table:table-cell>
          <table:table-cell office:value-type="float" office:value="2000" calcext:value-type="float">
            <text:p>2000</text:p>
          </table:table-cell>
          <table:table-cell table:formula="of:=[.D6]*[.B6]" office:value-type="currency" office:currency="HUF" office:value="16000" calcext:value-type="currency">
            <text:p>16,000 Ft</text:p>
          </table:table-cell>
          <table:table-cell office:value-type="string" calcext:value-type="string">
            <text:p>Ebay “AISI 316 <text:s/>Hinge” </text:p>
          </table:table-cell>
        </table:table-row>
        <table:table-row table:style-name="ro2">
          <table:table-cell office:value-type="string" calcext:value-type="string">
            <text:p>La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b</text:p>
          </table:table-cell>
          <table:table-cell office:value-type="float" office:value="2000" calcext:value-type="float">
            <text:p>2000</text:p>
          </table:table-cell>
          <table:table-cell table:formula="of:=[.D7]*[.B7]" office:value-type="currency" office:currency="HUF" office:value="8000" calcext:value-type="currency">
            <text:p>8,000 Ft</text:p>
          </table:table-cell>
          <table:table-cell office:value-type="string" calcext:value-type="string">
            <text:p>Ebay “AISI 316 <text:s/>Eccentric Latch, 4-1/2" x 2"” </text:p>
          </table:table-cell>
        </table:table-row>
        <table:table-row table:style-name="ro3">
          <table:table-cell office:value-type="string" calcext:value-type="string">
            <text:p>8’’ round deck access ha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b</text:p>
          </table:table-cell>
          <table:table-cell office:value-type="float" office:value="5500" calcext:value-type="float">
            <text:p>5500</text:p>
          </table:table-cell>
          <table:table-cell table:formula="of:=[.D8]*[.B8]" office:value-type="currency" office:currency="HUF" office:value="22000" calcext:value-type="currency">
            <text:p>22,000 Ft</text:p>
          </table:table-cell>
          <table:table-cell office:value-type="string" calcext:value-type="string">
            <text:p>Ebay “access hatch 8''” 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table:number-columns-repeated="4"/>
          <table:table-cell table:style-name="ce7" table:formula="of:=SUM([.E2:.E9])" office:value-type="currency" office:currency="HUF" office:value="873150.61" calcext:value-type="currency">
            <text:p>873,151 Ft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2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0:09:25.049093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20:10:23.264253827</meta:creation-date>
    <dc:date>2016-08-19T10:17:36.234955472</dc:date>
    <meta:editing-duration>PT33M58S</meta:editing-duration>
    <meta:editing-cycles>7</meta:editing-cycles>
    <meta:generator>LibreOffice/5.1.4.2$Linux_X86_64 LibreOffice_project/10m0$Build-2</meta:generator>
    <meta:document-statistic meta:table-count="2" meta:cell-count="944" meta:object-count="0"/>
  </office:meta>
</office:document-meta>
</file>